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411f5" officeooo:paragraph-rsid="0006a400"/>
    </style:style>
    <style:style style:name="P2" style:family="paragraph" style:parent-style-name="Heading_20_2">
      <style:text-properties officeooo:rsid="000411f5" officeooo:paragraph-rsid="0006a400"/>
    </style:style>
    <style:style style:name="P3" style:family="paragraph" style:parent-style-name="Heading_20_2">
      <style:text-properties officeooo:rsid="000a6827" officeooo:paragraph-rsid="000a6827"/>
    </style:style>
    <style:style style:name="P4" style:family="paragraph" style:parent-style-name="Heading_20_3">
      <style:text-properties officeooo:rsid="000411f5" officeooo:paragraph-rsid="0006a400"/>
    </style:style>
    <style:style style:name="P5" style:family="paragraph" style:parent-style-name="Heading_20_3">
      <style:text-properties officeooo:rsid="000717da" officeooo:paragraph-rsid="0006a400"/>
    </style:style>
    <style:style style:name="P6" style:family="paragraph" style:parent-style-name="Heading_20_3">
      <style:text-properties officeooo:rsid="00074f71" officeooo:paragraph-rsid="0006a400"/>
    </style:style>
    <style:style style:name="P7" style:family="paragraph" style:parent-style-name="Heading_20_3">
      <style:text-properties officeooo:paragraph-rsid="0006a400"/>
    </style:style>
    <style:style style:name="P8" style:family="paragraph" style:parent-style-name="Heading_20_3">
      <style:text-properties officeooo:rsid="0008d74a" officeooo:paragraph-rsid="0008d74a"/>
    </style:style>
    <style:style style:name="P9" style:family="paragraph" style:parent-style-name="Horizontal_20_Line">
      <style:text-properties officeooo:paragraph-rsid="0006a400"/>
    </style:style>
    <style:style style:name="P10" style:family="paragraph" style:parent-style-name="Text_20_body">
      <style:text-properties fo:font-weight="bold" officeooo:rsid="000411f5" officeooo:paragraph-rsid="0006a400" style:font-weight-asian="bold" style:font-weight-complex="bold"/>
    </style:style>
    <style:style style:name="P11" style:family="paragraph" style:parent-style-name="Text_20_body">
      <style:text-properties fo:font-weight="bold" officeooo:rsid="00074f71" officeooo:paragraph-rsid="0006a400" style:font-weight-asian="bold" style:font-weight-complex="bold"/>
    </style:style>
    <style:style style:name="P12" style:family="paragraph" style:parent-style-name="Text_20_body">
      <style:text-properties fo:font-weight="bold" officeooo:rsid="0008033f" officeooo:paragraph-rsid="0008033f" style:font-weight-asian="bold" style:font-weight-complex="bold"/>
    </style:style>
    <style:style style:name="P13" style:family="paragraph" style:parent-style-name="Text_20_body">
      <style:text-properties fo:font-weight="bold" officeooo:rsid="000c54f9" officeooo:paragraph-rsid="000c54f9" style:font-weight-asian="bold" style:font-weight-complex="bold"/>
    </style:style>
    <style:style style:name="P14" style:family="paragraph" style:parent-style-name="Text_20_body" style:list-style-name="L19">
      <style:text-properties fo:color="#00ff00" loext:opacity="100%" officeooo:rsid="0005ffbb" officeooo:paragraph-rsid="000c54f9"/>
    </style:style>
    <style:style style:name="P15" style:family="paragraph" style:parent-style-name="Text_20_body" style:list-style-name="L1">
      <style:text-properties officeooo:paragraph-rsid="0006a400"/>
    </style:style>
    <style:style style:name="P16" style:family="paragraph" style:parent-style-name="Text_20_body" style:list-style-name="L1">
      <style:text-properties officeooo:rsid="000717da" officeooo:paragraph-rsid="0006a400"/>
    </style:style>
    <style:style style:name="P17" style:family="paragraph" style:parent-style-name="Text_20_body" style:list-style-name="L10">
      <style:text-properties officeooo:rsid="000717da" officeooo:paragraph-rsid="0006a400"/>
    </style:style>
    <style:style style:name="P18" style:family="paragraph" style:parent-style-name="Text_20_body" style:list-style-name="L14">
      <style:text-properties officeooo:rsid="000717da" officeooo:paragraph-rsid="0006a400"/>
    </style:style>
    <style:style style:name="P19" style:family="paragraph" style:parent-style-name="Text_20_body" style:list-style-name="L17">
      <style:text-properties officeooo:rsid="000717da" officeooo:paragraph-rsid="0006a400"/>
    </style:style>
    <style:style style:name="P20" style:family="paragraph" style:parent-style-name="Text_20_body" style:list-style-name="L1">
      <style:text-properties officeooo:rsid="000411f5" officeooo:paragraph-rsid="0006a400"/>
    </style:style>
    <style:style style:name="P21" style:family="paragraph" style:parent-style-name="Text_20_body" style:list-style-name="L10">
      <style:text-properties officeooo:rsid="000411f5" officeooo:paragraph-rsid="0006a400"/>
    </style:style>
    <style:style style:name="P22" style:family="paragraph" style:parent-style-name="Text_20_body" style:list-style-name="L14">
      <style:text-properties officeooo:rsid="000411f5" officeooo:paragraph-rsid="0006a400"/>
    </style:style>
    <style:style style:name="P23" style:family="paragraph" style:parent-style-name="Text_20_body" style:list-style-name="L15">
      <style:text-properties officeooo:rsid="000411f5" officeooo:paragraph-rsid="0006a400"/>
    </style:style>
    <style:style style:name="P24" style:family="paragraph" style:parent-style-name="Text_20_body" style:list-style-name="L17">
      <style:text-properties officeooo:rsid="000411f5" officeooo:paragraph-rsid="0006a400"/>
    </style:style>
    <style:style style:name="P25" style:family="paragraph" style:parent-style-name="Text_20_body" style:list-style-name="L1">
      <style:text-properties officeooo:rsid="0005ffbb" officeooo:paragraph-rsid="0006a400"/>
    </style:style>
    <style:style style:name="P26" style:family="paragraph" style:parent-style-name="Text_20_body" style:list-style-name="L15">
      <style:text-properties officeooo:rsid="0005ffbb" officeooo:paragraph-rsid="0006a400"/>
    </style:style>
    <style:style style:name="P27" style:family="paragraph" style:parent-style-name="Text_20_body" style:list-style-name="L16">
      <style:text-properties officeooo:rsid="0005ffbb" officeooo:paragraph-rsid="0006a400"/>
    </style:style>
    <style:style style:name="P28" style:family="paragraph" style:parent-style-name="Text_20_body" style:list-style-name="L1">
      <style:text-properties officeooo:rsid="000843f0" officeooo:paragraph-rsid="0006a400"/>
    </style:style>
    <style:style style:name="P29" style:family="paragraph" style:parent-style-name="Text_20_body" style:list-style-name="L10">
      <style:text-properties officeooo:rsid="000843f0" officeooo:paragraph-rsid="0006a400"/>
    </style:style>
    <style:style style:name="P30" style:family="paragraph" style:parent-style-name="Text_20_body" style:list-style-name="L1">
      <style:text-properties officeooo:rsid="00099525" officeooo:paragraph-rsid="0006a400"/>
    </style:style>
    <style:style style:name="P31" style:family="paragraph" style:parent-style-name="Text_20_body" style:list-style-name="L11">
      <style:text-properties officeooo:rsid="00099525" officeooo:paragraph-rsid="0006a400"/>
    </style:style>
    <style:style style:name="P32" style:family="paragraph" style:parent-style-name="Text_20_body" style:list-style-name="L1">
      <style:text-properties officeooo:rsid="0009d46f" officeooo:paragraph-rsid="0006a400"/>
    </style:style>
    <style:style style:name="P33" style:family="paragraph" style:parent-style-name="Text_20_body" style:list-style-name="L10">
      <style:text-properties officeooo:rsid="0009d46f" officeooo:paragraph-rsid="0006a400"/>
    </style:style>
    <style:style style:name="P34" style:family="paragraph" style:parent-style-name="Text_20_body" style:list-style-name="L11">
      <style:text-properties officeooo:rsid="0009d46f" officeooo:paragraph-rsid="0006a400"/>
    </style:style>
    <style:style style:name="P35" style:family="paragraph" style:parent-style-name="Text_20_body" style:list-style-name="L12">
      <style:text-properties officeooo:rsid="0009d46f" officeooo:paragraph-rsid="0006a400"/>
    </style:style>
    <style:style style:name="P36" style:family="paragraph" style:parent-style-name="Text_20_body" style:list-style-name="L1">
      <style:text-properties officeooo:rsid="001eca6c" officeooo:paragraph-rsid="0006a400"/>
    </style:style>
    <style:style style:name="P37" style:family="paragraph" style:parent-style-name="Text_20_body" style:list-style-name="L1">
      <style:text-properties officeooo:rsid="001fc328" officeooo:paragraph-rsid="0006a400"/>
    </style:style>
    <style:style style:name="P38" style:family="paragraph" style:parent-style-name="Text_20_body" style:list-style-name="L1">
      <style:text-properties officeooo:rsid="001fc328" officeooo:paragraph-rsid="0007ab10"/>
    </style:style>
    <style:style style:name="P39" style:family="paragraph" style:parent-style-name="Text_20_body" style:list-style-name="L1">
      <style:text-properties officeooo:rsid="001fc328" officeooo:paragraph-rsid="0008033f"/>
    </style:style>
    <style:style style:name="P40" style:family="paragraph" style:parent-style-name="Text_20_body" style:list-style-name="L1">
      <style:text-properties officeooo:rsid="001fc328" officeooo:paragraph-rsid="000a6827"/>
    </style:style>
    <style:style style:name="P41" style:family="paragraph" style:parent-style-name="Text_20_body" style:list-style-name="L10">
      <style:paragraph-properties fo:break-before="page"/>
      <style:text-properties officeooo:rsid="001fc328" officeooo:paragraph-rsid="0006a400"/>
    </style:style>
    <style:style style:name="P42" style:family="paragraph" style:parent-style-name="Text_20_body" style:list-style-name="L10">
      <style:text-properties officeooo:rsid="00074f71" officeooo:paragraph-rsid="0006a400"/>
    </style:style>
    <style:style style:name="P43" style:family="paragraph" style:parent-style-name="Text_20_body" style:list-style-name="L12">
      <style:text-properties officeooo:rsid="00074f71" officeooo:paragraph-rsid="0006a400"/>
    </style:style>
    <style:style style:name="P44" style:family="paragraph" style:parent-style-name="Text_20_body" style:list-style-name="L13">
      <style:text-properties officeooo:rsid="00074f71" officeooo:paragraph-rsid="0006a400"/>
    </style:style>
    <style:style style:name="P45" style:family="paragraph" style:parent-style-name="Text_20_body" style:list-style-name="L15">
      <style:text-properties officeooo:rsid="00074f71" officeooo:paragraph-rsid="0006a400"/>
    </style:style>
    <style:style style:name="P46" style:family="paragraph" style:parent-style-name="Text_20_body" style:list-style-name="L16">
      <style:text-properties officeooo:rsid="00074f71" officeooo:paragraph-rsid="0006a400"/>
    </style:style>
    <style:style style:name="P47" style:family="paragraph" style:parent-style-name="Text_20_body" style:list-style-name="L14">
      <style:text-properties officeooo:rsid="001c40c8" officeooo:paragraph-rsid="0006a400"/>
    </style:style>
    <style:style style:name="P48" style:family="paragraph" style:parent-style-name="Text_20_body" style:list-style-name="L15">
      <style:text-properties officeooo:rsid="001cbbc9" officeooo:paragraph-rsid="0006a400"/>
    </style:style>
    <style:style style:name="P49" style:family="paragraph" style:parent-style-name="Text_20_body" style:list-style-name="L16">
      <style:text-properties officeooo:rsid="001cbbc9" officeooo:paragraph-rsid="0006a400"/>
    </style:style>
    <style:style style:name="P50" style:family="paragraph" style:parent-style-name="Text_20_body" style:list-style-name="L11">
      <style:text-properties officeooo:paragraph-rsid="0006a400"/>
    </style:style>
    <style:style style:name="P51" style:family="paragraph" style:parent-style-name="Text_20_body">
      <style:text-properties officeooo:rsid="0008033f" officeooo:paragraph-rsid="0008033f"/>
    </style:style>
    <style:style style:name="P52" style:family="paragraph" style:parent-style-name="Text_20_body">
      <style:text-properties officeooo:rsid="0008033f" officeooo:paragraph-rsid="0008d74a"/>
    </style:style>
    <style:style style:name="P53" style:family="paragraph" style:parent-style-name="Text_20_body">
      <style:text-properties fo:color="#4caf50" loext:opacity="100%" officeooo:rsid="0008033f" officeooo:paragraph-rsid="0008033f"/>
    </style:style>
    <style:style style:name="P54" style:family="paragraph" style:parent-style-name="Text_20_body">
      <style:text-properties fo:color="#4caf50" loext:opacity="100%" officeooo:rsid="0008033f" officeooo:paragraph-rsid="0008d74a"/>
    </style:style>
    <style:style style:name="P55" style:family="paragraph" style:parent-style-name="Text_20_body">
      <style:text-properties fo:color="#4caf50" loext:opacity="100%" officeooo:rsid="0008d74a" officeooo:paragraph-rsid="0008d74a"/>
    </style:style>
    <style:style style:name="P56" style:family="paragraph" style:parent-style-name="Text_20_body">
      <style:text-properties officeooo:paragraph-rsid="0008d74a"/>
    </style:style>
    <style:style style:name="P57" style:family="paragraph" style:parent-style-name="Text_20_body" style:list-style-name="L18">
      <style:text-properties officeooo:rsid="000a6827" officeooo:paragraph-rsid="000a6827"/>
    </style:style>
    <style:style style:name="P58" style:family="paragraph" style:parent-style-name="Text_20_body" style:list-style-name="L1">
      <style:text-properties officeooo:rsid="000c54f9" officeooo:paragraph-rsid="000c54f9"/>
    </style:style>
    <style:style style:name="P59" style:family="paragraph" style:parent-style-name="Text_20_body">
      <style:text-properties officeooo:paragraph-rsid="0008033f"/>
    </style:style>
    <style:style style:name="P60" style:family="paragraph" style:parent-style-name="Text_20_body" style:list-style-name="L1">
      <style:text-properties officeooo:rsid="000d923d" officeooo:paragraph-rsid="000d923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d46f" style:font-weight-asian="normal" style:font-weight-complex="normal"/>
    </style:style>
    <style:style style:name="T3" style:family="text">
      <style:text-properties fo:font-weight="normal" officeooo:rsid="0007ab10" style:font-weight-asian="normal" style:font-weight-complex="normal"/>
    </style:style>
    <style:style style:name="T4" style:family="text">
      <style:text-properties officeooo:rsid="0009d46f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bea26"/>
    </style:style>
    <style:style style:name="T8" style:family="text">
      <style:text-properties style:text-position="0% 100%" officeooo:rsid="001d9f98"/>
    </style:style>
    <style:style style:name="T9" style:family="text">
      <style:text-properties style:text-position="0% 100%" officeooo:rsid="001fdd4c"/>
    </style:style>
    <style:style style:name="T10" style:family="text">
      <style:text-properties style:text-position="0% 100%" officeooo:rsid="000c5598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officeooo:rsid="000717da"/>
    </style:style>
    <style:style style:name="T13" style:family="text">
      <style:text-properties fo:color="#ff0000" loext:opacity="100%" fo:font-weight="bold" style:font-weight-asian="bold" style:font-weight-complex="bold"/>
    </style:style>
    <style:style style:name="T14" style:family="text">
      <style:text-properties fo:color="#ff0000" loext:opacity="100%" officeooo:rsid="0007ab10"/>
    </style:style>
    <style:style style:name="T15" style:family="text">
      <style:text-properties fo:color="#00ff00" loext:opacity="100%"/>
    </style:style>
    <style:style style:name="T16" style:family="text">
      <style:text-properties fo:color="#00ff00" loext:opacity="100%" officeooo:rsid="0009d46f"/>
    </style:style>
    <style:style style:name="T17" style:family="text">
      <style:text-properties fo:color="#00ff00" loext:opacity="100%" fo:background-color="transparent" loext:char-shading-value="0"/>
    </style:style>
    <style:style style:name="T18" style:family="text">
      <style:text-properties fo:color="#00ff00" loext:opacity="100%" officeooo:rsid="00074f71"/>
    </style:style>
    <style:style style:name="T19" style:family="text">
      <style:text-properties officeooo:rsid="0005ffbb"/>
    </style:style>
    <style:style style:name="T20" style:family="text">
      <style:text-properties officeooo:rsid="000717da"/>
    </style:style>
    <style:style style:name="T21" style:family="text">
      <style:text-properties officeooo:rsid="00099525"/>
    </style:style>
    <style:style style:name="T22" style:family="text">
      <style:text-properties officeooo:rsid="000843f0"/>
    </style:style>
    <style:style style:name="T23" style:family="text">
      <style:text-properties officeooo:rsid="00074f7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7ab10" style:font-weight-asian="bold" style:font-weight-complex="bold"/>
    </style:style>
    <style:style style:name="T26" style:family="text">
      <style:text-properties fo:font-weight="bold" officeooo:rsid="0008033f" style:font-weight-asian="bold" style:font-weight-complex="bold"/>
    </style:style>
    <style:style style:name="T27" style:family="text">
      <style:text-properties fo:font-weight="bold" officeooo:rsid="000a6827" style:font-weight-asian="bold" style:font-weight-complex="bold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officeooo:rsid="001eca6c"/>
    </style:style>
    <style:style style:name="T30" style:family="text">
      <style:text-properties officeooo:rsid="001fc328"/>
    </style:style>
    <style:style style:name="T31" style:family="text">
      <style:text-properties officeooo:rsid="0007ab10"/>
    </style:style>
    <style:style style:name="T32" style:family="text">
      <style:text-properties officeooo:rsid="0008033f"/>
    </style:style>
    <style:style style:name="T33" style:family="text">
      <style:text-properties officeooo:rsid="0008d74a"/>
    </style:style>
    <style:style style:name="T34" style:family="text">
      <style:text-properties fo:color="#4caf50" loext:opacity="100%" officeooo:rsid="0008d74a"/>
    </style:style>
    <style:style style:name="T35" style:family="text">
      <style:text-properties officeooo:rsid="000c54f9"/>
    </style:style>
    <style:style style:name="T36" style:family="text">
      <style:text-properties fo:color="#616161" loext:opacity="100%"/>
    </style:style>
    <style:style style:name="T37" style:family="text">
      <style:text-properties fo:color="#616161" loext:opacity="100%" officeooo:rsid="0008d74a"/>
    </style:style>
    <style:style style:name="T38" style:family="text">
      <style:text-properties fo:color="#616161" loext:opacity="100%" officeooo:rsid="0008033f"/>
    </style:style>
    <style:style style:name="T39" style:family="text">
      <style:text-properties officeooo:rsid="000c559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nguage structure</text:h>
      <text:h text:style-name="P2" text:outline-level="2">Key terms</text:h>
      <text:p text:style-name="P10">Additive<text:span text:style-name="T1"> – Additions to the existing English language<text:line-break/></text:span>General –<text:span text:style-name="T1"> Generalized words<text:line-break/></text:span>Profane/Profanity<text:span text:style-name="T1"> – Off color/offensive words<text:line-break/></text:span>Buzz – <text:span text:style-name="T1">buzzwords, corporate/trend phrases<text:line-break/></text:span><text:span text:style-name="T4">Alternative spelling</text:span><text:span text:style-name="T2"> – An additional way to spell the word, </text:span><text:span text:style-name="T3">word already exists, but can be spelled differently</text:span></text:p>
      <text:h text:style-name="P4" text:outline-level="3">Overview</text:h>
      <text:p text:style-name="P10">As of 2023, <text:span text:style-name="T31">Wednesday</text:span>, February 1<text:span text:style-name="T31">5</text:span><text:span text:style-name="T5">th</text:span><text:span text:style-name="T6"> </text:span><text:span text:style-name="T10">at 7:46</text:span><text:span text:style-name="T8"> p</text:span><text:span text:style-name="T7">m PST</text:span></text:p>
      <text:p text:style-name="P13"><text:span text:style-name="T7">D</text:span><text:span text:style-name="T6">ictionary version: 3 (2023, Wednesday, February 15</text:span><text:span text:style-name="T5">th</text:span><text:span text:style-name="T6">)</text:span></text:p>
      <text:list xml:id="list3462740899" text:style-name="L19">
        <text:list-item>
          <text:p text:style-name="P14"><text:span text:style-name="T24">Added words:</text:span> ??? <text:span text:style-name="T25">(at least </text:span><text:span text:style-name="T26">3</text:span><text:span text:style-name="T27">4</text:span><text:span text:style-name="T25">0)</text:span></text:p>
        </text:list-item>
        <text:list-item>
          <text:p text:style-name="P14"><text:span text:style-name="T13">Removed words:</text:span><text:span text:style-name="T11"> </text:span><text:span text:style-name="T14">00</text:span><text:span text:style-name="T12">4</text:span></text:p>
        </text:list-item>
      </text:list>
      <text:h text:style-name="P3" text:outline-level="2">Categories (Table of contents)</text:h>
      <text:list xml:id="list4195356038" text:style-name="L18">
        <text:list-item>
          <text:p text:style-name="P57"><text:a xlink:type="simple" xlink:href="#1.2.1.Additive general words|outline" text:style-name="Internet_20_link" text:visited-style-name="Visited_20_Internet_20_Link">Additive general words</text:a></text:p>
        </text:list-item>
        <text:list-item>
          <text:p text:style-name="P57"><text:a xlink:type="simple" xlink:href="#1.2.2.Additive profane words|outline" text:style-name="Internet_20_link" text:visited-style-name="Visited_20_Internet_20_Link">Additive profane words</text:a></text:p>
        </text:list-item>
        <text:list-item>
          <text:p text:style-name="P57"><text:a xlink:type="simple" xlink:href="#1.2.3.Additive slang words|outline" text:style-name="Internet_20_link" text:visited-style-name="Visited_20_Internet_20_Link">Additive slang words</text:a></text:p>
        </text:list-item>
        <text:list-item>
          <text:p text:style-name="P57"><text:a xlink:type="simple" xlink:href="#1.2.4.Additive location words|outline" text:style-name="Internet_20_link" text:visited-style-name="Visited_20_Internet_20_Link">Additive location words</text:a></text:p>
        </text:list-item>
        <text:list-item>
          <text:p text:style-name="P57"><text:a xlink:type="simple" xlink:href="#1.2.5.Additive political words|outline" text:style-name="Internet_20_link" text:visited-style-name="Visited_20_Internet_20_Link">Additive political words</text:a></text:p>
        </text:list-item>
        <text:list-item>
          <text:p text:style-name="P57"><text:a xlink:type="simple" xlink:href="#1.2.6.Additive buzz/jargon words|outline" text:style-name="Internet_20_link" text:visited-style-name="Visited_20_Internet_20_Link">Additive buzz/jargon words</text:a></text:p>
        </text:list-item>
        <text:list-item>
          <text:p text:style-name="P57"><text:a xlink:type="simple" xlink:href="#1.2.7.Additive brand words|outline" text:style-name="Internet_20_link" text:visited-style-name="Visited_20_Internet_20_Link">Additive brand words</text:a></text:p>
        </text:list-item>
        <text:list-item>
          <text:p text:style-name="P57"><text:a xlink:type="simple" xlink:href="#1.2.8.Added abbreviation words|outline" text:style-name="Internet_20_link" text:visited-style-name="Visited_20_Internet_20_Link">Added abbreviation words</text:a></text:p>
        </text:list-item>
        <text:list-item>
          <text:p text:style-name="P57"><text:a xlink:type="simple" xlink:href="#1.2.9.Removed words|outline" text:style-name="Internet_20_link" text:visited-style-name="Visited_20_Internet_20_Link">Removed words</text:a></text:p>
        </text:list-item>
      </text:list>
      <text:h text:style-name="P7" text:outline-level="3"><text:span text:style-name="T15">Additive</text:span> general words</text:h>
      <text:list xml:id="list2200804697" text:style-name="L1">
        <text:list-item>
          <text:p text:style-name="P15">Journaling</text:p>
        </text:list-item>
        <text:list-item>
          <text:p text:style-name="P15">Finalizations</text:p>
        </text:list-item>
        <text:list-item>
          <text:p text:style-name="P15">Masse</text:p>
        </text:list-item>
        <text:list-item>
          <text:p text:style-name="P16">M<text:span text:style-name="T19">ß</text:span>e (alternative spelling)</text:p>
        </text:list-item>
        <text:list-item>
          <text:p text:style-name="P20">Cyberattack</text:p>
        </text:list-item>
        <text:list-item>
          <text:p text:style-name="P20"><text:soft-page-break/>Demoman</text:p>
        </text:list-item>
        <text:list-item>
          <text:p text:style-name="P25">Græy/GRÆY</text:p>
        </text:list-item>
        <text:list-item>
          <text:p text:style-name="P25">Graẞ <text:span text:style-name="T20">(alternative spelling)</text:span></text:p>
        </text:list-item>
        <text:list-item>
          <text:p text:style-name="P25">Glaẞ <text:span text:style-name="T20">(alternative spelling)</text:span></text:p>
        </text:list-item>
        <text:list-item>
          <text:p text:style-name="P28">Glo<text:span text:style-name="T19">ẞ </text:span>(alternative spelling)</text:p>
        </text:list-item>
        <text:list-item>
          <text:p text:style-name="P28">TÞ (alternative spelling)</text:p>
        </text:list-item>
        <text:list-item>
          <text:p text:style-name="P28">MaÞ (alternative spelling)</text:p>
        </text:list-item>
        <text:list-item>
          <text:p text:style-name="P28">Þen (alternative spelling)</text:p>
        </text:list-item>
        <text:list-item>
          <text:p text:style-name="P28">Þorn (alternative spelling)</text:p>
        </text:list-item>
        <text:list-item>
          <text:p text:style-name="P28">Þorny (alternative spelling)</text:p>
        </text:list-item>
        <text:list-item>
          <text:p text:style-name="P28">Þeir (alternative spelling)</text:p>
        </text:list-item>
        <text:list-item>
          <text:p text:style-name="P28">Þey’re (alternative spelling)</text:p>
        </text:list-item>
        <text:list-item>
          <text:p text:style-name="P28">Þere (alternative spelling)</text:p>
        </text:list-item>
        <text:list-item>
          <text:p text:style-name="P28">Þat (alternative spelling)</text:p>
        </text:list-item>
        <text:list-item>
          <text:p text:style-name="P28">Þis (alternati-ve spelling)</text:p>
        </text:list-item>
        <text:list-item>
          <text:p text:style-name="P28">Þough (alternative spelling)</text:p>
        </text:list-item>
        <text:list-item>
          <text:p text:style-name="P28">Bli<text:span text:style-name="T19">ß </text:span>(alternative spelling)</text:p>
        </text:list-item>
        <text:list-item>
          <text:p text:style-name="P28">A<text:span text:style-name="T19">ß</text:span>a<text:span text:style-name="T19">ß</text:span>inated (alternative spelling)</text:p>
        </text:list-item>
        <text:list-item>
          <text:p text:style-name="P28">A<text:span text:style-name="T19">ß</text:span>a<text:span text:style-name="T19">ß</text:span>in (alternative spelling)</text:p>
        </text:list-item>
        <text:list-item>
          <text:p text:style-name="P28">A<text:span text:style-name="T19">ß</text:span>yrian (alternative spelling)</text:p>
        </text:list-item>
        <text:list-item>
          <text:p text:style-name="P28">MaÞematics (alternative spelling)</text:p>
        </text:list-item>
        <text:list-item>
          <text:p text:style-name="P30">Fu<text:span text:style-name="T19">ß </text:span>(alternative spelling)</text:p>
        </text:list-item>
        <text:list-item>
          <text:p text:style-name="P30">Fu<text:span text:style-name="T19">ß</text:span>y (alternative spelling)</text:p>
        </text:list-item>
        <text:list-item>
          <text:p text:style-name="P28"><text:span text:style-name="T19">ß</text:span><text:span text:style-name="T21">ick (alternative spelling)</text:span></text:p>
        </text:list-item>
        <text:list-item>
          <text:p text:style-name="P28"><text:span text:style-name="T19">ß</text:span><text:span text:style-name="T21">hickness (alternative spelling)</text:span></text:p>
        </text:list-item>
        <text:list-item>
          <text:p text:style-name="P30">Sa<text:span text:style-name="T19">ß </text:span>(alternative spelling)</text:p>
        </text:list-item>
        <text:list-item>
          <text:p text:style-name="P30">Sa<text:span text:style-name="T19">ß</text:span>y (alternative spelling)</text:p>
        </text:list-item>
        <text:list-item>
          <text:p text:style-name="P30">Ba<text:span text:style-name="T19">ß </text:span>(alternative spelling</text:p>
        </text:list-item>
        <text:list-item>
          <text:p text:style-name="P30">Ba<text:span text:style-name="T19">ß-</text:span>boost</text:p>
        </text:list-item>
        <text:list-item>
          <text:p text:style-name="P30">Bass-boost</text:p>
        </text:list-item>
        <text:list-item>
          <text:p text:style-name="P30"><text:soft-page-break/>Glo<text:span text:style-name="T19">ß</text:span>y (alternative spelling)</text:p>
        </text:list-item>
        <text:list-item>
          <text:p text:style-name="P30">Ga<text:span text:style-name="T19">ß</text:span>y (alternative spelling)</text:p>
        </text:list-item>
        <text:list-item>
          <text:p text:style-name="P30">Cha<text:span text:style-name="T19">ß</text:span>y (alternative spelling)</text:p>
        </text:list-item>
        <text:list-item>
          <text:p text:style-name="P30">Cla<text:span text:style-name="T19">ß </text:span>(alternative spelling)</text:p>
        </text:list-item>
        <text:list-item>
          <text:p text:style-name="P30">Cla<text:span text:style-name="T19">ß</text:span>y (alternative spelling)</text:p>
        </text:list-item>
        <text:list-item>
          <text:p text:style-name="P32">A<text:span text:style-name="T22">Þ</text:span>eist<text:span text:style-name="T21"> (alternative spelling)</text:span></text:p>
        </text:list-item>
        <text:list-item>
          <text:p text:style-name="P32">A<text:span text:style-name="T22">þ</text:span>eism<text:span text:style-name="T21"> (alternative spelling)</text:span></text:p>
        </text:list-item>
        <text:list-item>
          <text:p text:style-name="P36">Ba<text:span text:style-name="T22">Þ </text:span>(alternative spelling)</text:p>
        </text:list-item>
        <text:list-item>
          <text:p text:style-name="P36">Ba<text:span text:style-name="T22">Þ</text:span>e (alternative spelling)</text:p>
        </text:list-item>
        <text:list-item>
          <text:p text:style-name="P36">Mi<text:span text:style-name="T19">ß</text:span>i<text:span text:style-name="T19">ß</text:span>ippi (alternative spelling)</text:p>
        </text:list-item>
        <text:list-item>
          <text:p text:style-name="P36">Bra<text:span text:style-name="T19">ß </text:span>(alternative spelling)</text:p>
        </text:list-item>
        <text:list-item>
          <text:p text:style-name="P36">Flo<text:span text:style-name="T19">ß </text:span>(alternative spelling)</text:p>
        </text:list-item>
        <text:list-item>
          <text:p text:style-name="P36">Flo<text:span text:style-name="T19">ß</text:span>ing (alternative spelling)</text:p>
        </text:list-item>
        <text:list-item>
          <text:p text:style-name="P36">Flo<text:span text:style-name="T19">ß</text:span>ed (alternative spelling)</text:p>
        </text:list-item>
        <text:list-item>
          <text:p text:style-name="P36">Ba<text:span text:style-name="T19">ß </text:span>(alternative spelling)</text:p>
        </text:list-item>
        <text:list-item>
          <text:p text:style-name="P37">Finalizations</text:p>
        </text:list-item>
        <text:list-item>
          <text:p text:style-name="P37">Norþ<text:span text:style-name="T19"> </text:span><text:span text:style-name="T29">(alternative spelling)</text:span></text:p>
        </text:list-item>
        <text:list-item>
          <text:p text:style-name="P37">Souþ<text:span text:style-name="T19"> </text:span><text:span text:style-name="T29">(alternative spelling)</text:span></text:p>
        </text:list-item>
        <text:list-item>
          <text:p text:style-name="P37">Aßembly<text:span text:style-name="T19"> </text:span><text:span text:style-name="T29">(alternative spelling)</text:span></text:p>
        </text:list-item>
        <text:list-item>
          <text:p text:style-name="P37">Sosoþo<text:span text:style-name="T19"> </text:span><text:span text:style-name="T29">(alternative spelling)</text:span></text:p>
        </text:list-item>
        <text:list-item>
          <text:p text:style-name="P37">Maß<text:span text:style-name="T19"> </text:span><text:span text:style-name="T29">(alternative spelling)</text:span></text:p>
        </text:list-item>
        <text:list-item>
          <text:p text:style-name="P37">Maße<text:span text:style-name="T19"> </text:span><text:span text:style-name="T29">(alternative spelling)</text:span></text:p>
        </text:list-item>
        <text:list-item>
          <text:p text:style-name="P37">Loß<text:span text:style-name="T19"> </text:span><text:span text:style-name="T29">(alternative spelling)</text:span></text:p>
        </text:list-item>
        <text:list-item>
          <text:p text:style-name="P37">Loßes<text:span text:style-name="T19"> </text:span><text:span text:style-name="T29">(alternative spelling)</text:span></text:p>
        </text:list-item>
        <text:list-item>
          <text:p text:style-name="P37">Aßemblyline<text:span text:style-name="T19"> </text:span><text:span text:style-name="T29">(alternative spelling)</text:span></text:p>
        </text:list-item>
        <text:list-item>
          <text:p text:style-name="P37">Þought<text:span text:style-name="T19"> </text:span><text:span text:style-name="T29">(alternative spelling)</text:span></text:p>
        </text:list-item>
        <text:list-item>
          <text:p text:style-name="P37">Þroat<text:span text:style-name="T19"> </text:span><text:span text:style-name="T29">(alternative spelling)</text:span></text:p>
        </text:list-item>
        <text:list-item>
          <text:p text:style-name="P37">Pußy<text:span text:style-name="T19"> </text:span><text:span text:style-name="T29">(alternative spelling)</text:span></text:p>
        </text:list-item>
        <text:list-item>
          <text:p text:style-name="P37">Pußycat<text:span text:style-name="T19"> </text:span><text:span text:style-name="T29">(alternative spelling)</text:span></text:p>
        </text:list-item>
        <text:list-item>
          <text:p text:style-name="P37">Laßo<text:span text:style-name="T19"> </text:span><text:span text:style-name="T29">(alternative spelling)</text:span></text:p>
        </text:list-item>
        <text:list-item>
          <text:p text:style-name="P37"><text:soft-page-break/>Moß<text:span text:style-name="T19"> </text:span><text:span text:style-name="T29">(alternative spelling)</text:span></text:p>
        </text:list-item>
        <text:list-item>
          <text:p text:style-name="P37">Moßy<text:span text:style-name="T19"> </text:span><text:span text:style-name="T29">(alternative spelling)</text:span></text:p>
        </text:list-item>
        <text:list-item>
          <text:p text:style-name="P37">Baþ<text:span text:style-name="T19"> </text:span><text:span text:style-name="T29">(alternative spelling)</text:span></text:p>
        </text:list-item>
        <text:list-item>
          <text:p text:style-name="P37">Baþe<text:span text:style-name="T19"> </text:span><text:span text:style-name="T29">(alternative spelling)</text:span></text:p>
        </text:list-item>
        <text:list-item>
          <text:p text:style-name="P37">Boß<text:span text:style-name="T19"> </text:span><text:span text:style-name="T29">(alternative spelling)</text:span></text:p>
        </text:list-item>
        <text:list-item>
          <text:p text:style-name="P37">Boßy<text:span text:style-name="T19"> </text:span><text:span text:style-name="T29">(alternative spelling)</text:span></text:p>
        </text:list-item>
        <text:list-item>
          <text:p text:style-name="P37">Boßed<text:span text:style-name="T19"> </text:span><text:span text:style-name="T29">(alternative spelling)</text:span></text:p>
        </text:list-item>
        <text:list-item>
          <text:p text:style-name="P37">Toß<text:span text:style-name="T19"> </text:span><text:span text:style-name="T29">(alternative spelling)</text:span></text:p>
        </text:list-item>
        <text:list-item>
          <text:p text:style-name="P37">Toßed<text:span text:style-name="T19"> </text:span><text:span text:style-name="T29">(alternative spelling)</text:span></text:p>
        </text:list-item>
        <text:list-item>
          <text:p text:style-name="P37">Toßing<text:span text:style-name="T19"> </text:span><text:span text:style-name="T29">(alternative spelling)</text:span></text:p>
        </text:list-item>
        <text:list-item>
          <text:p text:style-name="P37">Norþwest<text:span text:style-name="T19"> </text:span><text:span text:style-name="T29">(alternative spelling)</text:span></text:p>
        </text:list-item>
        <text:list-item>
          <text:p text:style-name="P37">Souþwest<text:span text:style-name="T19"> </text:span><text:span text:style-name="T29">(alternative spelling)</text:span></text:p>
        </text:list-item>
        <text:list-item>
          <text:p text:style-name="P37">Compaß<text:span text:style-name="T19"> </text:span><text:span text:style-name="T29">(alternative spelling)</text:span></text:p>
        </text:list-item>
        <text:list-item>
          <text:p text:style-name="P37">Cuß<text:span text:style-name="T19"> </text:span><text:span text:style-name="T29">(alternative spelling)</text:span></text:p>
        </text:list-item>
        <text:list-item>
          <text:p text:style-name="P37">Cußing<text:span text:style-name="T19"> </text:span><text:span text:style-name="T29">(alternative spelling)</text:span></text:p>
        </text:list-item>
        <text:list-item>
          <text:p text:style-name="P37">Cußed<text:span text:style-name="T19"> </text:span><text:span text:style-name="T29">(alternative spelling)</text:span></text:p>
        </text:list-item>
        <text:list-item>
          <text:p text:style-name="P37">Maßive<text:span text:style-name="T19"> </text:span><text:span text:style-name="T29">(alternative spelling)</text:span></text:p>
        </text:list-item>
        <text:list-item>
          <text:p text:style-name="P37">Slaþer<text:span text:style-name="T19"> </text:span><text:span text:style-name="T29">(alternative spelling)</text:span></text:p>
        </text:list-item>
        <text:list-item>
          <text:p text:style-name="P37">Slaþered<text:span text:style-name="T19"> </text:span><text:span text:style-name="T29">(alternative spelling)</text:span></text:p>
        </text:list-item>
        <text:list-item>
          <text:p text:style-name="P37">Slaþering<text:span text:style-name="T19"> </text:span><text:span text:style-name="T29">(alternative spelling)</text:span></text:p>
        </text:list-item>
        <text:list-item>
          <text:p text:style-name="P37">Embarraß<text:span text:style-name="T19"> </text:span><text:span text:style-name="T29">(alternative spelling)</text:span></text:p>
        </text:list-item>
        <text:list-item>
          <text:p text:style-name="P37">Embarraßed<text:span text:style-name="T19"> </text:span><text:span text:style-name="T29">(alternative spelling)</text:span></text:p>
        </text:list-item>
        <text:list-item>
          <text:p text:style-name="P37">Embarraßing<text:span text:style-name="T19"> </text:span><text:span text:style-name="T29">(alternative spelling)</text:span></text:p>
        </text:list-item>
        <text:list-item>
          <text:p text:style-name="P37">Meß<text:span text:style-name="T19"> </text:span><text:span text:style-name="T29">(alternative spelling)</text:span></text:p>
        </text:list-item>
        <text:list-item>
          <text:p text:style-name="P37">Meßy<text:span text:style-name="T19"> </text:span><text:span text:style-name="T29">(alternative spelling)</text:span></text:p>
        </text:list-item>
        <text:list-item>
          <text:p text:style-name="P37">Meßage<text:span text:style-name="T19"> </text:span><text:span text:style-name="T29">(alternative spelling)</text:span></text:p>
        </text:list-item>
        <text:list-item>
          <text:p text:style-name="P37">Meßaged<text:span text:style-name="T19"> </text:span><text:span text:style-name="T29">(alternative spelling)</text:span></text:p>
        </text:list-item>
        <text:list-item>
          <text:p text:style-name="P37">Meßaging<text:span text:style-name="T19"> </text:span><text:span text:style-name="T29">(alternative spelling)</text:span></text:p>
        </text:list-item>
        <text:list-item>
          <text:p text:style-name="P37">Growþ<text:span text:style-name="T19"> </text:span><text:span text:style-name="T29">(alternative spelling)</text:span></text:p>
        </text:list-item>
        <text:list-item>
          <text:p text:style-name="P37">Overgrowþ<text:span text:style-name="T19"> </text:span><text:span text:style-name="T29">(alternative spelling)</text:span></text:p>
        </text:list-item>
        <text:list-item>
          <text:p text:style-name="P37"><text:soft-page-break/>Sußex<text:span text:style-name="T19"> </text:span><text:span text:style-name="T29">(alternative spelling)</text:span></text:p>
        </text:list-item>
        <text:list-item>
          <text:p text:style-name="P37">Seþ<text:span text:style-name="T19"> </text:span><text:span text:style-name="T29">(alternative spelling)</text:span></text:p>
        </text:list-item>
        <text:list-item>
          <text:p text:style-name="P37">Meþ<text:span text:style-name="T19"> </text:span><text:span text:style-name="T29">(alternative spelling)</text:span></text:p>
        </text:list-item>
        <text:list-item>
          <text:p text:style-name="P37">Paß<text:span text:style-name="T19"> </text:span><text:span text:style-name="T29">(alternative spelling)</text:span></text:p>
        </text:list-item>
        <text:list-item>
          <text:p text:style-name="P37">Paßed<text:span text:style-name="T19"> </text:span><text:span text:style-name="T29">(alternative spelling)</text:span></text:p>
        </text:list-item>
        <text:list-item>
          <text:p text:style-name="P37">Paßing<text:span text:style-name="T19"> </text:span><text:span text:style-name="T29">(alternative spelling)</text:span></text:p>
        </text:list-item>
        <text:list-item>
          <text:p text:style-name="P37">Paßes<text:span text:style-name="T19"> </text:span><text:span text:style-name="T29">(alternative spelling)</text:span></text:p>
        </text:list-item>
        <text:list-item>
          <text:p text:style-name="P37">Tooþ<text:span text:style-name="T19"> </text:span><text:span text:style-name="T29">(alternative spelling)</text:span></text:p>
        </text:list-item>
        <text:list-item>
          <text:p text:style-name="P37">Tooþache<text:span text:style-name="T19"> </text:span><text:span text:style-name="T29">(alternative spelling)</text:span></text:p>
        </text:list-item>
        <text:list-item>
          <text:p text:style-name="P37">Teeþ<text:span text:style-name="T19"> </text:span><text:span text:style-name="T29">(alternative spelling)</text:span></text:p>
        </text:list-item>
        <text:list-item>
          <text:p text:style-name="P37">Wraþ<text:span text:style-name="T19"> </text:span><text:span text:style-name="T29">(alternative spelling)</text:span></text:p>
        </text:list-item>
        <text:list-item>
          <text:p text:style-name="P37">Worþ<text:span text:style-name="T19"> </text:span><text:span text:style-name="T29">(alternative spelling)</text:span></text:p>
        </text:list-item>
        <text:list-item>
          <text:p text:style-name="P37">Worþy<text:span text:style-name="T19"> </text:span><text:span text:style-name="T29">(alternative spelling)</text:span></text:p>
        </text:list-item>
        <text:list-item>
          <text:p text:style-name="P37">Worþleß<text:span text:style-name="T19"> </text:span><text:span text:style-name="T29">(alternative spelling)</text:span></text:p>
        </text:list-item>
        <text:list-item>
          <text:p text:style-name="P37">Helpleß<text:span text:style-name="T19"> </text:span><text:span text:style-name="T29">(alternative spelling)</text:span></text:p>
        </text:list-item>
        <text:list-item>
          <text:p text:style-name="P37">Endleß<text:span text:style-name="T19"> </text:span><text:span text:style-name="T29">(alternative spelling)</text:span></text:p>
        </text:list-item>
        <text:list-item>
          <text:p text:style-name="P37">Hopeleß<text:span text:style-name="T19"> </text:span><text:span text:style-name="T29">(alternative spelling)</text:span></text:p>
        </text:list-item>
        <text:list-item>
          <text:p text:style-name="P37">Leß<text:span text:style-name="T19"> </text:span><text:span text:style-name="T29">(alternative spelling)</text:span></text:p>
        </text:list-item>
        <text:list-item>
          <text:p text:style-name="P37">Selfleß<text:span text:style-name="T19"> </text:span><text:span text:style-name="T29">(alternative spelling)</text:span></text:p>
        </text:list-item>
        <text:list-item>
          <text:p text:style-name="P37">Homeleß<text:span text:style-name="T19"> </text:span><text:span text:style-name="T29">(alternative spelling)</text:span></text:p>
        </text:list-item>
        <text:list-item>
          <text:p text:style-name="P37">Jobleß<text:span text:style-name="T19"> </text:span><text:span text:style-name="T29">(alternative spelling)</text:span></text:p>
        </text:list-item>
        <text:list-item>
          <text:p text:style-name="P37">Goþ<text:span text:style-name="T19"> </text:span><text:span text:style-name="T29">(alternative spelling)</text:span></text:p>
        </text:list-item>
        <text:list-item>
          <text:p text:style-name="P37">Goþic<text:span text:style-name="T19"> </text:span><text:span text:style-name="T29">(alternative spelling)</text:span></text:p>
        </text:list-item>
        <text:list-item>
          <text:p text:style-name="P37">Cloudleß<text:span text:style-name="T19"> </text:span><text:span text:style-name="T29">(alternative spelling)</text:span></text:p>
        </text:list-item>
        <text:list-item>
          <text:p text:style-name="P37">Boneleß<text:span text:style-name="T19"> </text:span><text:span text:style-name="T29">(alternative spelling)</text:span></text:p>
        </text:list-item>
        <text:list-item>
          <text:p text:style-name="P37">Headleß<text:span text:style-name="T19"> </text:span><text:span text:style-name="T29">(alternative spelling)</text:span></text:p>
        </text:list-item>
        <text:list-item>
          <text:p text:style-name="P37">Lifeleß<text:span text:style-name="T19"> </text:span><text:span text:style-name="T29">(alternative spelling)</text:span></text:p>
        </text:list-item>
        <text:list-item>
          <text:p text:style-name="P37">Sabboþ<text:span text:style-name="T19"> </text:span><text:span text:style-name="T29">(alternative spelling)</text:span></text:p>
        </text:list-item>
        <text:list-item>
          <text:p text:style-name="P37">Baþ<text:span text:style-name="T19"> </text:span><text:span text:style-name="T29">(alternative spelling)</text:span></text:p>
        </text:list-item>
        <text:list-item>
          <text:p text:style-name="P37">Baþtub<text:span text:style-name="T19"> </text:span><text:span text:style-name="T29">(alternative spelling)</text:span></text:p>
        </text:list-item>
        <text:list-item>
          <text:p text:style-name="P37"><text:soft-page-break/>Baþroom<text:span text:style-name="T19"> </text:span><text:span text:style-name="T29">(alternative spelling)</text:span></text:p>
        </text:list-item>
        <text:list-item>
          <text:p text:style-name="P37">Baþhouse<text:span text:style-name="T19"> </text:span><text:span text:style-name="T29">(alternative spelling)</text:span></text:p>
        </text:list-item>
        <text:list-item>
          <text:p text:style-name="P37">Baþe<text:span text:style-name="T19"> </text:span><text:span text:style-name="T29">(alternative spelling)</text:span></text:p>
        </text:list-item>
        <text:list-item>
          <text:p text:style-name="P37">Powerleß<text:span text:style-name="T19"> </text:span><text:span text:style-name="T29">(alternative spelling)</text:span></text:p>
        </text:list-item>
        <text:list-item>
          <text:p text:style-name="P37">Loßy<text:span text:style-name="T19"> </text:span><text:span text:style-name="T29">(alternative spelling)</text:span></text:p>
        </text:list-item>
        <text:list-item>
          <text:p text:style-name="P37">Loßleß<text:span text:style-name="T19"> </text:span><text:span text:style-name="T29">(alternative spelling)</text:span></text:p>
        </text:list-item>
        <text:list-item>
          <text:p text:style-name="P37">Þerefore<text:span text:style-name="T19"> </text:span><text:span text:style-name="T29">(alternative spelling)</text:span></text:p>
        </text:list-item>
        <text:list-item>
          <text:p text:style-name="P37">Þink<text:span text:style-name="T19"> </text:span><text:span text:style-name="T29">(alternative spelling)</text:span></text:p>
        </text:list-item>
        <text:list-item>
          <text:p text:style-name="P37">Þinking<text:span text:style-name="T19"> </text:span><text:span text:style-name="T29">(alternative spelling)</text:span></text:p>
        </text:list-item>
        <text:list-item>
          <text:p text:style-name="P37">Þought<text:span text:style-name="T19"> </text:span><text:span text:style-name="T29">(alternative spelling)</text:span></text:p>
        </text:list-item>
        <text:list-item>
          <text:p text:style-name="P37">Þrust<text:span text:style-name="T19"> </text:span><text:span text:style-name="T29">(alternative spelling)</text:span></text:p>
        </text:list-item>
        <text:list-item>
          <text:p text:style-name="P37">Þus<text:span text:style-name="T19"> </text:span><text:span text:style-name="T29">(alternative spelling)</text:span></text:p>
        </text:list-item>
        <text:list-item>
          <text:p text:style-name="P37">Þereafter<text:span text:style-name="T19"> </text:span><text:span text:style-name="T29">(alternative spelling)</text:span></text:p>
        </text:list-item>
        <text:list-item>
          <text:p text:style-name="P37">Þereby<text:span text:style-name="T19"> </text:span><text:span text:style-name="T29">(alternative spelling)</text:span></text:p>
        </text:list-item>
        <text:list-item>
          <text:p text:style-name="P37">Speechleß<text:span text:style-name="T19"> </text:span><text:span text:style-name="T29">(alternative spelling)</text:span></text:p>
        </text:list-item>
        <text:list-item>
          <text:p text:style-name="P38">Deaþly<text:span text:style-name="T19"> </text:span><text:span text:style-name="T29">(alternative spelling)</text:span></text:p>
        </text:list-item>
        <text:list-item>
          <text:p text:style-name="P38">Dearþ<text:span text:style-name="T19"> </text:span><text:span text:style-name="T29">(alternative spelling)</text:span></text:p>
        </text:list-item>
        <text:list-item>
          <text:p text:style-name="P38">Gerþ<text:span text:style-name="T19"> </text:span><text:span text:style-name="T29">(alternative spelling)</text:span></text:p>
        </text:list-item>
        <text:list-item>
          <text:p text:style-name="P38">Birþ<text:span text:style-name="T19"> </text:span><text:span text:style-name="T29">(alternative spelling)</text:span></text:p>
        </text:list-item>
        <text:list-item>
          <text:p text:style-name="P38">Birþed<text:span text:style-name="T19"> </text:span><text:span text:style-name="T29">(alternative spelling)</text:span></text:p>
        </text:list-item>
        <text:list-item>
          <text:p text:style-name="P38">Birþing<text:span text:style-name="T19"> </text:span><text:span text:style-name="T29">(alternative spelling)</text:span></text:p>
        </text:list-item>
        <text:list-item>
          <text:p text:style-name="P38">Faiþ<text:span text:style-name="T19"> </text:span><text:span text:style-name="T29">(alternative spelling)</text:span></text:p>
        </text:list-item>
        <text:list-item>
          <text:p text:style-name="P38">Faiþful<text:span text:style-name="T19"> </text:span><text:span text:style-name="T29">(alternative spelling)</text:span></text:p>
        </text:list-item>
        <text:list-item>
          <text:p text:style-name="P38">Faiþleß<text:span text:style-name="T19"> </text:span><text:span text:style-name="T29">(alternative spelling)</text:span></text:p>
        </text:list-item>
        <text:list-item>
          <text:p text:style-name="P38">Hopeleß<text:span text:style-name="T19"> </text:span><text:span text:style-name="T29">(alternative spelling)</text:span></text:p>
        </text:list-item>
        <text:list-item>
          <text:p text:style-name="P38">Hatleß<text:span text:style-name="T19"> </text:span><text:span text:style-name="T29">(alternative spelling)</text:span></text:p>
        </text:list-item>
        <text:list-item>
          <text:p text:style-name="P38">Loveleß<text:span text:style-name="T19"> </text:span><text:span text:style-name="T29">(alternative spelling)</text:span></text:p>
        </text:list-item>
        <text:list-item>
          <text:p text:style-name="P38">Joyleß<text:span text:style-name="T19"> </text:span><text:span text:style-name="T29">(alternative spelling)</text:span></text:p>
        </text:list-item>
        <text:list-item>
          <text:p text:style-name="P38">Godleß<text:span text:style-name="T19"> </text:span><text:span text:style-name="T29">(alternative spelling)</text:span></text:p>
        </text:list-item>
        <text:list-item>
          <text:p text:style-name="P38">Deßert<text:span text:style-name="T19"> </text:span><text:span text:style-name="T29">(alternative spelling)</text:span></text:p>
        </text:list-item>
        <text:list-item>
          <text:p text:style-name="P39"><text:soft-page-break/>Fißion<text:span text:style-name="T19"> </text:span><text:span text:style-name="T29">(alternative spelling)</text:span></text:p>
        </text:list-item>
        <text:list-item>
          <text:p text:style-name="P39">Þeme<text:span text:style-name="T19"> </text:span><text:span text:style-name="T29">(alternative spelling)</text:span></text:p>
        </text:list-item>
        <text:list-item>
          <text:p text:style-name="P39">Þemes<text:span text:style-name="T19"> </text:span><text:span text:style-name="T29">(alternative spelling)</text:span></text:p>
        </text:list-item>
        <text:list-item>
          <text:p text:style-name="P39">Þemed<text:span text:style-name="T19"> </text:span><text:span text:style-name="T29">(alternative spelling)</text:span></text:p>
        </text:list-item>
        <text:list-item>
          <text:p text:style-name="P39">Þeming<text:span text:style-name="T19"> </text:span><text:span text:style-name="T29">(alternative spelling)</text:span></text:p>
        </text:list-item>
        <text:list-item>
          <text:p text:style-name="P39">Þree<text:span text:style-name="T19"> </text:span><text:span text:style-name="T29">(alternative spelling)</text:span></text:p>
        </text:list-item>
        <text:list-item>
          <text:p text:style-name="P39">First<text:span text:style-name="T19"> </text:span><text:span text:style-name="T29">(alternative spelling)</text:span></text:p>
        </text:list-item>
        <text:list-item>
          <text:p text:style-name="P39">Þird<text:span text:style-name="T19"> </text:span><text:span text:style-name="T29">(alternative spelling)</text:span></text:p>
        </text:list-item>
        <text:list-item>
          <text:p text:style-name="P39">Fourþ<text:span text:style-name="T19"> </text:span><text:span text:style-name="T29">(alternative spelling)</text:span></text:p>
        </text:list-item>
        <text:list-item>
          <text:p text:style-name="P39">Fifþ<text:span text:style-name="T19"> </text:span><text:span text:style-name="T29">(alternative spelling)</text:span></text:p>
        </text:list-item>
        <text:list-item>
          <text:p text:style-name="P39">Sixþ<text:span text:style-name="T19"> </text:span><text:span text:style-name="T29">(alternative spelling)</text:span></text:p>
        </text:list-item>
        <text:list-item>
          <text:p text:style-name="P39">Sevenþ<text:span text:style-name="T19"> </text:span><text:span text:style-name="T29">(alternative spelling)</text:span></text:p>
        </text:list-item>
        <text:list-item>
          <text:p text:style-name="P39">Eighþ<text:span text:style-name="T19"> </text:span><text:span text:style-name="T29">(alternative spelling)</text:span></text:p>
        </text:list-item>
        <text:list-item>
          <text:p text:style-name="P39">Ninþ<text:span text:style-name="T19"> </text:span><text:span text:style-name="T29">(alternative spelling)</text:span></text:p>
        </text:list-item>
        <text:list-item>
          <text:p text:style-name="P39">Tenþ<text:span text:style-name="T19"> </text:span><text:span text:style-name="T29">(alternative spelling)</text:span></text:p>
        </text:list-item>
        <text:list-item>
          <text:p text:style-name="P39">Elevenþ<text:span text:style-name="T19"> </text:span><text:span text:style-name="T29">(alternative spelling)</text:span></text:p>
        </text:list-item>
        <text:list-item>
          <text:p text:style-name="P39">Twelfþ<text:span text:style-name="T19"> </text:span><text:span text:style-name="T29">(alternative spelling)</text:span></text:p>
        </text:list-item>
        <text:list-item>
          <text:p text:style-name="P39">Þirteenþ<text:span text:style-name="T19"> </text:span><text:span text:style-name="T29">(alternative spelling)</text:span></text:p>
        </text:list-item>
        <text:list-item>
          <text:p text:style-name="P39">Þirteen<text:span text:style-name="T19"> </text:span><text:span text:style-name="T29">(alternative spelling)</text:span></text:p>
        </text:list-item>
        <text:list-item>
          <text:p text:style-name="P39">Fourteenþ<text:span text:style-name="T19"> </text:span><text:span text:style-name="T29">(alternative spelling)</text:span></text:p>
        </text:list-item>
        <text:list-item>
          <text:p text:style-name="P39">Fifteenþ<text:span text:style-name="T19"> </text:span><text:span text:style-name="T29">(alternative spelling)</text:span></text:p>
        </text:list-item>
        <text:list-item>
          <text:p text:style-name="P39">Sixteenþ<text:span text:style-name="T19"> </text:span><text:span text:style-name="T29">(alternative spelling)</text:span></text:p>
        </text:list-item>
        <text:list-item>
          <text:p text:style-name="P39">Seventeenþ<text:span text:style-name="T19"> </text:span><text:span text:style-name="T29">(alternative spelling)</text:span></text:p>
        </text:list-item>
        <text:list-item>
          <text:p text:style-name="P39">Eighteenþ<text:span text:style-name="T19"> </text:span><text:span text:style-name="T29">(alternative spelling)</text:span></text:p>
        </text:list-item>
        <text:list-item>
          <text:p text:style-name="P39">Nineteenþ<text:span text:style-name="T19"> </text:span><text:span text:style-name="T29">(alternative spelling)</text:span></text:p>
        </text:list-item>
        <text:list-item>
          <text:p text:style-name="P39">Twentieþ<text:span text:style-name="T19"> </text:span><text:span text:style-name="T29">(alternative spelling)</text:span></text:p>
        </text:list-item>
        <text:list-item>
          <text:p text:style-name="P39">Twenty-First<text:span text:style-name="T19"> </text:span><text:span text:style-name="T29">(alternative spelling)</text:span></text:p>
        </text:list-item>
        <text:list-item>
          <text:p text:style-name="P39">Twenty-þird<text:span text:style-name="T19"> </text:span><text:span text:style-name="T29">(alternative spelling)</text:span></text:p>
        </text:list-item>
        <text:list-item>
          <text:p text:style-name="P39">Twenty-Fourþ<text:span text:style-name="T19"> </text:span><text:span text:style-name="T29">(alternative spelling)</text:span></text:p>
        </text:list-item>
        <text:list-item>
          <text:p text:style-name="P39">Twenty-Fifþ<text:span text:style-name="T19"> </text:span><text:span text:style-name="T29">(alternative spelling)</text:span></text:p>
        </text:list-item>
        <text:list-item>
          <text:p text:style-name="P39"><text:soft-page-break/>Twenty-Sixþ<text:span text:style-name="T19"> </text:span><text:span text:style-name="T29">(alternative spelling)</text:span></text:p>
        </text:list-item>
        <text:list-item>
          <text:p text:style-name="P39">Twenty-Sevenþ<text:span text:style-name="T19"> </text:span><text:span text:style-name="T29">(alternative spelling)</text:span></text:p>
        </text:list-item>
        <text:list-item>
          <text:p text:style-name="P39">Twenty-Eighþ<text:span text:style-name="T19"> </text:span><text:span text:style-name="T29">(alternative spelling)</text:span></text:p>
        </text:list-item>
        <text:list-item>
          <text:p text:style-name="P39">Twenty-Ninþ<text:span text:style-name="T19"> </text:span><text:span text:style-name="T29">(alternative spelling)</text:span></text:p>
        </text:list-item>
        <text:list-item>
          <text:p text:style-name="P39">Þirtieþ<text:span text:style-name="T19"> </text:span><text:span text:style-name="T29">(alternative spelling)</text:span></text:p>
        </text:list-item>
        <text:list-item>
          <text:p text:style-name="P39">Þirty<text:span text:style-name="T19"> </text:span><text:span text:style-name="T29">(alternative spelling)</text:span></text:p>
        </text:list-item>
        <text:list-item>
          <text:p text:style-name="P39">Þirst<text:span text:style-name="T19"> </text:span><text:span text:style-name="T29">(alternative spelling)</text:span></text:p>
        </text:list-item>
        <text:list-item>
          <text:p text:style-name="P39">Þirsty<text:span text:style-name="T19"> </text:span><text:span text:style-name="T29">(alternative spelling)</text:span></text:p>
        </text:list-item>
        <text:list-item>
          <text:p text:style-name="P39">Shameleß<text:span text:style-name="T19"> </text:span><text:span text:style-name="T29">(alternative spelling)</text:span></text:p>
        </text:list-item>
        <text:list-item>
          <text:p text:style-name="P39">Þirty-First<text:span text:style-name="T19"> </text:span><text:span text:style-name="T29">(alternative spelling)</text:span></text:p>
        </text:list-item>
        <text:list-item>
          <text:p text:style-name="P39">Þirty-second<text:span text:style-name="T19"> </text:span><text:span text:style-name="T29">(alternative spelling)</text:span></text:p>
        </text:list-item>
        <text:list-item>
          <text:p text:style-name="P39">Þirty-þird<text:span text:style-name="T19"> </text:span><text:span text:style-name="T29">(alternative spelling)</text:span></text:p>
        </text:list-item>
        <text:list-item>
          <text:p text:style-name="P39">Þirty-Fourþ<text:span text:style-name="T19"> </text:span><text:span text:style-name="T29">(alternative spelling)</text:span></text:p>
        </text:list-item>
        <text:list-item>
          <text:p text:style-name="P39">Þirty-Fifþ<text:span text:style-name="T19"> </text:span><text:span text:style-name="T29">(alternative spelling)</text:span></text:p>
        </text:list-item>
        <text:list-item>
          <text:p text:style-name="P39">Þirty-Sixþ<text:span text:style-name="T19"> </text:span><text:span text:style-name="T29">(alternative spelling)</text:span></text:p>
        </text:list-item>
        <text:list-item>
          <text:p text:style-name="P39">Þirty-Sevenþ<text:span text:style-name="T19"> </text:span><text:span text:style-name="T29">(alternative spelling)</text:span></text:p>
        </text:list-item>
        <text:list-item>
          <text:p text:style-name="P39">Þirty-Eighþ<text:span text:style-name="T19"> </text:span><text:span text:style-name="T29">(alternative spelling)</text:span></text:p>
        </text:list-item>
        <text:list-item>
          <text:p text:style-name="P39">Þirty-Ninþ<text:span text:style-name="T19"> </text:span><text:span text:style-name="T29">(alternative spelling)</text:span></text:p>
        </text:list-item>
        <text:list-item>
          <text:p text:style-name="P39">Fortieþ<text:span text:style-name="T19"> </text:span><text:span text:style-name="T29">(alternative spelling)</text:span></text:p>
        </text:list-item>
        <text:list-item>
          <text:p text:style-name="P39">Forty-þird<text:span text:style-name="T19"> </text:span><text:span text:style-name="T29">(alternative spelling)</text:span></text:p>
        </text:list-item>
        <text:list-item>
          <text:p text:style-name="P39">Forty-Fourþ<text:span text:style-name="T19"> </text:span><text:span text:style-name="T29">(alternative spelling)</text:span></text:p>
        </text:list-item>
        <text:list-item>
          <text:p text:style-name="P39">Forty-Fifþ<text:span text:style-name="T19"> </text:span><text:span text:style-name="T29">(alternative spelling)</text:span></text:p>
        </text:list-item>
        <text:list-item>
          <text:p text:style-name="P39">Forty-Sixþ<text:span text:style-name="T19"> </text:span><text:span text:style-name="T29">(alternative spelling)</text:span></text:p>
        </text:list-item>
        <text:list-item>
          <text:p text:style-name="P39">Forty-Sevenþ<text:span text:style-name="T19"> </text:span><text:span text:style-name="T29">(alternative spelling)</text:span></text:p>
        </text:list-item>
        <text:list-item>
          <text:p text:style-name="P39">Forty-Eighþ<text:span text:style-name="T19"> </text:span><text:span text:style-name="T29">(alternative spelling)</text:span></text:p>
        </text:list-item>
        <text:list-item>
          <text:p text:style-name="P39">Forty-Ninþ<text:span text:style-name="T19"> </text:span><text:span text:style-name="T29">(alternative spelling)</text:span></text:p>
        </text:list-item>
        <text:list-item>
          <text:p text:style-name="P39">Fiftieþ<text:span text:style-name="T19"> </text:span><text:span text:style-name="T29">(alternative spelling)</text:span></text:p>
        </text:list-item>
        <text:list-item>
          <text:p text:style-name="P39">Fifty-þird<text:span text:style-name="T19"> </text:span><text:span text:style-name="T29">(alternative spelling)</text:span></text:p>
        </text:list-item>
        <text:list-item>
          <text:p text:style-name="P39">Fifty-fourþ<text:span text:style-name="T19"> </text:span><text:span text:style-name="T29">(alternative spelling)</text:span></text:p>
        </text:list-item>
        <text:list-item>
          <text:p text:style-name="P39">Fifty-fifþ<text:span text:style-name="T19"> </text:span><text:span text:style-name="T29">(alternative spelling)</text:span></text:p>
        </text:list-item>
        <text:list-item>
          <text:p text:style-name="P39"><text:soft-page-break/>Fifty-Sixþ<text:span text:style-name="T19"> </text:span><text:span text:style-name="T29">(alternative spelling)</text:span></text:p>
        </text:list-item>
        <text:list-item>
          <text:p text:style-name="P39">Fifty-Sevenþ<text:span text:style-name="T19"> </text:span><text:span text:style-name="T29">(alternative spelling)</text:span></text:p>
        </text:list-item>
        <text:list-item>
          <text:p text:style-name="P39">Fifty-Eighþ<text:span text:style-name="T19"> </text:span><text:span text:style-name="T29">(alternative spelling)</text:span></text:p>
        </text:list-item>
        <text:list-item>
          <text:p text:style-name="P39">Fifty-Ninþ<text:span text:style-name="T19"> </text:span><text:span text:style-name="T29">(alternative spelling)</text:span></text:p>
        </text:list-item>
        <text:list-item>
          <text:p text:style-name="P39">Sixtieþ<text:span text:style-name="T19"> </text:span><text:span text:style-name="T29">(alternative spelling)</text:span></text:p>
        </text:list-item>
        <text:list-item>
          <text:p text:style-name="P39">Sixty-þird<text:span text:style-name="T19"> </text:span><text:span text:style-name="T29">(alternative spelling)</text:span></text:p>
        </text:list-item>
        <text:list-item>
          <text:p text:style-name="P39">Sixty-fourþ<text:span text:style-name="T19"> </text:span><text:span text:style-name="T29">(alternative spelling)</text:span></text:p>
        </text:list-item>
        <text:list-item>
          <text:p text:style-name="P39">Sixty-fifþ<text:span text:style-name="T19"> </text:span><text:span text:style-name="T29">(alternative spelling)</text:span></text:p>
        </text:list-item>
        <text:list-item>
          <text:p text:style-name="P39">Sixty-sixþ<text:span text:style-name="T19"> </text:span><text:span text:style-name="T29">(alternative spelling)</text:span></text:p>
        </text:list-item>
        <text:list-item>
          <text:p text:style-name="P39">Sixty-sevenþ<text:span text:style-name="T19"> </text:span><text:span text:style-name="T29">(alternative spelling)</text:span></text:p>
        </text:list-item>
        <text:list-item>
          <text:p text:style-name="P39">Sixty-eighþ<text:span text:style-name="T19"> </text:span><text:span text:style-name="T29">(alternative spelling)</text:span></text:p>
        </text:list-item>
        <text:list-item>
          <text:p text:style-name="P39">Sixty-ninþ<text:span text:style-name="T19"> </text:span><text:span text:style-name="T29">(alternative spelling)</text:span></text:p>
        </text:list-item>
        <text:list-item>
          <text:p text:style-name="P39">Seventieþ<text:span text:style-name="T19"> </text:span><text:span text:style-name="T29">(alternative spelling)</text:span></text:p>
        </text:list-item>
        <text:list-item>
          <text:p text:style-name="P39">Seventy-þird<text:span text:style-name="T19"> </text:span><text:span text:style-name="T29">(alternative spelling)</text:span></text:p>
        </text:list-item>
        <text:list-item>
          <text:p text:style-name="P39">Seventy-fourþ<text:span text:style-name="T19"> </text:span><text:span text:style-name="T29">(alternative spelling)</text:span></text:p>
        </text:list-item>
        <text:list-item>
          <text:p text:style-name="P39">Seventy-fifþ<text:span text:style-name="T19"> </text:span><text:span text:style-name="T29">(alternative spelling)</text:span></text:p>
        </text:list-item>
        <text:list-item>
          <text:p text:style-name="P39">Seventy-sixþ<text:span text:style-name="T19"> </text:span><text:span text:style-name="T29">(alternative spelling)</text:span></text:p>
        </text:list-item>
        <text:list-item>
          <text:p text:style-name="P39">Seventy-sevenþ<text:span text:style-name="T19"> </text:span><text:span text:style-name="T29">(alternative spelling)</text:span></text:p>
        </text:list-item>
        <text:list-item>
          <text:p text:style-name="P39">Seventy-eighþ<text:span text:style-name="T19"> </text:span><text:span text:style-name="T29">(alternative spelling)</text:span></text:p>
        </text:list-item>
        <text:list-item>
          <text:p text:style-name="P39">Seventy-ninþ<text:span text:style-name="T19"> </text:span><text:span text:style-name="T29">(alternative spelling)</text:span></text:p>
        </text:list-item>
        <text:list-item>
          <text:p text:style-name="P39">Eightieþ<text:span text:style-name="T19"> </text:span><text:span text:style-name="T29">(alternative spelling)</text:span></text:p>
        </text:list-item>
        <text:list-item>
          <text:p text:style-name="P39">Eighty-þird<text:span text:style-name="T19"> </text:span><text:span text:style-name="T29">(alternative spelling)</text:span></text:p>
        </text:list-item>
        <text:list-item>
          <text:p text:style-name="P39">Eighty-fourþ<text:span text:style-name="T19"> </text:span><text:span text:style-name="T29">(alternative spelling)</text:span></text:p>
        </text:list-item>
        <text:list-item>
          <text:p text:style-name="P39">Eighty-fifþ<text:span text:style-name="T19"> </text:span><text:span text:style-name="T29">(alternative spelling)</text:span></text:p>
        </text:list-item>
        <text:list-item>
          <text:p text:style-name="P39">Eighty-sixþ<text:span text:style-name="T19"> </text:span><text:span text:style-name="T29">(alternative spelling)</text:span></text:p>
        </text:list-item>
        <text:list-item>
          <text:p text:style-name="P39">Eighty-sevenþ<text:span text:style-name="T19"> </text:span><text:span text:style-name="T29">(alternative spelling)</text:span></text:p>
        </text:list-item>
        <text:list-item>
          <text:p text:style-name="P39">Eighty-eighþ<text:span text:style-name="T19"> </text:span><text:span text:style-name="T29">(alternative spelling)</text:span></text:p>
        </text:list-item>
        <text:list-item>
          <text:p text:style-name="P39">Eighty-ninþ<text:span text:style-name="T19"> </text:span><text:span text:style-name="T29">(alternative spelling)</text:span></text:p>
        </text:list-item>
        <text:list-item>
          <text:p text:style-name="P39">Nintieþ<text:span text:style-name="T19"> </text:span><text:span text:style-name="T29">(alternative spelling)</text:span></text:p>
        </text:list-item>
        <text:list-item>
          <text:p text:style-name="P39">Ninety-þird<text:span text:style-name="T19"> </text:span><text:span text:style-name="T29">(alternative spelling)</text:span></text:p>
        </text:list-item>
        <text:list-item>
          <text:p text:style-name="P39"><text:soft-page-break/>Ninety-fourþ<text:span text:style-name="T19"> </text:span><text:span text:style-name="T29">(alternative spelling)</text:span></text:p>
        </text:list-item>
        <text:list-item>
          <text:p text:style-name="P39">Ninety-fifþ<text:span text:style-name="T19"> </text:span><text:span text:style-name="T29">(alternative spelling)</text:span></text:p>
        </text:list-item>
        <text:list-item>
          <text:p text:style-name="P39">Ninety-sixþ<text:span text:style-name="T19"> </text:span><text:span text:style-name="T29">(alternative spelling)</text:span></text:p>
        </text:list-item>
        <text:list-item>
          <text:p text:style-name="P39">Ninety-sevenþ<text:span text:style-name="T19"> </text:span><text:span text:style-name="T29">(alternative spelling)</text:span></text:p>
        </text:list-item>
        <text:list-item>
          <text:p text:style-name="P39">Ninety-eighþ<text:span text:style-name="T19"> </text:span><text:span text:style-name="T29">(alternative spelling)</text:span></text:p>
        </text:list-item>
        <text:list-item>
          <text:p text:style-name="P39">Ninety-ninþ<text:span text:style-name="T19"> </text:span><text:span text:style-name="T29">(alternative spelling)</text:span></text:p>
        </text:list-item>
        <text:list-item>
          <text:p text:style-name="P39">One-hundredþ<text:span text:style-name="T19"> </text:span><text:span text:style-name="T29">(alternative spelling)</text:span></text:p>
        </text:list-item>
        <text:list-item>
          <text:p text:style-name="P39">Hundredþ<text:span text:style-name="T19"> </text:span><text:span text:style-name="T29">(alternative spelling)</text:span></text:p>
        </text:list-item>
        <text:list-item>
          <text:p text:style-name="P39">Þousandþ<text:span text:style-name="T19"> </text:span><text:span text:style-name="T29">(alternative spelling)</text:span></text:p>
        </text:list-item>
        <text:list-item>
          <text:p text:style-name="P39">Millionþ<text:span text:style-name="T19"> </text:span><text:span text:style-name="T29">(alternative spelling)</text:span></text:p>
        </text:list-item>
        <text:list-item>
          <text:p text:style-name="P39">Billionþ<text:span text:style-name="T19"> </text:span><text:span text:style-name="T29">(alternative spelling)</text:span></text:p>
        </text:list-item>
        <text:list-item>
          <text:p text:style-name="P39">Trillionþ<text:span text:style-name="T19"> </text:span><text:span text:style-name="T29">(alternative spelling)</text:span></text:p>
        </text:list-item>
        <text:list-item>
          <text:p text:style-name="P39">Quadrillionþ<text:span text:style-name="T19"> </text:span><text:span text:style-name="T29">(alternative spelling)</text:span></text:p>
        </text:list-item>
        <text:list-item>
          <text:p text:style-name="P39">Quintillionþ<text:span text:style-name="T19"> </text:span><text:span text:style-name="T29">(alternative spelling)</text:span></text:p>
        </text:list-item>
        <text:list-item>
          <text:p text:style-name="P39">Sextillionþ<text:span text:style-name="T19"> </text:span><text:span text:style-name="T29">(alternative spelling)</text:span></text:p>
        </text:list-item>
        <text:list-item>
          <text:p text:style-name="P39">Septillionþ<text:span text:style-name="T19"> </text:span><text:span text:style-name="T29">(alternative spelling)</text:span></text:p>
        </text:list-item>
        <text:list-item>
          <text:p text:style-name="P39">Octillionþ<text:span text:style-name="T19"> </text:span><text:span text:style-name="T29">(alternative spelling)</text:span></text:p>
        </text:list-item>
        <text:list-item>
          <text:p text:style-name="P39">Nonillionþ<text:span text:style-name="T19"> </text:span><text:span text:style-name="T29">(alternative spelling)</text:span></text:p>
        </text:list-item>
        <text:list-item>
          <text:p text:style-name="P39">Decillionþ<text:span text:style-name="T19"> </text:span><text:span text:style-name="T29">(alternative spelling)</text:span></text:p>
        </text:list-item>
        <text:list-item>
          <text:p text:style-name="P39">Undecillionþ<text:span text:style-name="T19"> </text:span><text:span text:style-name="T29">(alternative spelling)</text:span></text:p>
        </text:list-item>
        <text:list-item>
          <text:p text:style-name="P39">Duodecillionþ<text:span text:style-name="T19"> </text:span><text:span text:style-name="T29">(alternative spelling)</text:span></text:p>
        </text:list-item>
        <text:list-item>
          <text:p text:style-name="P39">Tredecillionþ<text:span text:style-name="T19"> </text:span><text:span text:style-name="T29">(alternative spelling)</text:span></text:p>
        </text:list-item>
        <text:list-item>
          <text:p text:style-name="P39">Quattuordecillionþ<text:span text:style-name="T19"> </text:span><text:span text:style-name="T29">(alternative spelling)</text:span></text:p>
        </text:list-item>
        <text:list-item>
          <text:p text:style-name="P39">Quindecillionþ<text:span text:style-name="T19"> </text:span><text:span text:style-name="T29">(alternative spelling)</text:span></text:p>
        </text:list-item>
        <text:list-item>
          <text:p text:style-name="P39">Sexdecillionþ<text:span text:style-name="T19"> </text:span><text:span text:style-name="T29">(alternative spelling)</text:span></text:p>
        </text:list-item>
        <text:list-item>
          <text:p text:style-name="P39">Septendecillionþ<text:span text:style-name="T19"> </text:span><text:span text:style-name="T29">(alternative spelling)</text:span></text:p>
        </text:list-item>
        <text:list-item>
          <text:p text:style-name="P39">Octodecillionþ<text:span text:style-name="T19"> </text:span><text:span text:style-name="T29">(alternative spelling)</text:span></text:p>
        </text:list-item>
        <text:list-item>
          <text:p text:style-name="P39">Novemdecillionþ<text:span text:style-name="T19"> </text:span><text:span text:style-name="T29">(alternative spelling)</text:span></text:p>
        </text:list-item>
        <text:list-item>
          <text:p text:style-name="P39">Vigintillionþ<text:span text:style-name="T19"> </text:span><text:span text:style-name="T29">(alternative spelling)</text:span></text:p>
        </text:list-item>
        <text:list-item>
          <text:p text:style-name="P39">Centillionþ<text:span text:style-name="T19"> </text:span><text:span text:style-name="T29">(alternative spelling)</text:span></text:p>
        </text:list-item>
        <text:list-item>
          <text:p text:style-name="P39"><text:soft-page-break/>Monþly<text:span text:style-name="T19"> </text:span><text:span text:style-name="T29">(alternative spelling)</text:span></text:p>
        </text:list-item>
        <text:list-item>
          <text:p text:style-name="P39">Monþ<text:span text:style-name="T19"> </text:span><text:span text:style-name="T29">(alternative spelling)</text:span></text:p>
        </text:list-item>
        <text:list-item>
          <text:p text:style-name="P39">Thoughtleß<text:span text:style-name="T19"> </text:span><text:span text:style-name="T29">(alternative spelling)</text:span></text:p>
        </text:list-item>
        <text:list-item>
          <text:p text:style-name="P40">Feaþer<text:span text:style-name="T19"> </text:span><text:span text:style-name="T29">(alternative spelling)</text:span></text:p>
        </text:list-item>
        <text:list-item>
          <text:p text:style-name="P40">Deaþly<text:span text:style-name="T19"> </text:span><text:span text:style-name="T29">(alternative spelling)</text:span></text:p>
        </text:list-item>
        <text:list-item>
          <text:p text:style-name="P40">Þursday<text:span text:style-name="T19"> </text:span><text:span text:style-name="T29">(alternative spelling)</text:span></text:p>
        </text:list-item>
        <text:list-item>
          <text:p text:style-name="P40">Ruþleß<text:span text:style-name="T19"> </text:span><text:span text:style-name="T29">(alternative spelling)</text:span></text:p>
        </text:list-item>
        <text:list-item>
          <text:p text:style-name="P40">Ediþ<text:span text:style-name="T19"> </text:span><text:span text:style-name="T29">(alternative spelling)</text:span></text:p>
        </text:list-item>
        <text:list-item>
          <text:p text:style-name="P40">Elizabeþ<text:span text:style-name="T19"> </text:span><text:span text:style-name="T29">(alternative spelling)</text:span></text:p>
        </text:list-item>
        <text:list-item>
          <text:p text:style-name="P40">Booþ<text:span text:style-name="T19"> </text:span><text:span text:style-name="T29">(alternative spelling)</text:span></text:p>
        </text:list-item>
        <text:list-item>
          <text:p text:style-name="P40">Breastleß<text:span text:style-name="T19"> </text:span><text:span text:style-name="T29">(alternative spelling)</text:span></text:p>
        </text:list-item>
        <text:list-item>
          <text:p text:style-name="P40">Restleß<text:span text:style-name="T19"> </text:span><text:span text:style-name="T29">(alternative spelling)</text:span></text:p>
        </text:list-item>
        <text:list-item>
          <text:p text:style-name="P40">Truß<text:span text:style-name="T19"> </text:span><text:span text:style-name="T29">(alternative spelling)</text:span></text:p>
        </text:list-item>
        <text:list-item>
          <text:p text:style-name="P40">Trußed<text:span text:style-name="T19"> </text:span><text:span text:style-name="T29">(alternative spelling)</text:span></text:p>
        </text:list-item>
        <text:list-item>
          <text:p text:style-name="P40">Trußing<text:span text:style-name="T19"> </text:span><text:span text:style-name="T29">(alternative spelling)</text:span></text:p>
        </text:list-item>
        <text:list-item>
          <text:p text:style-name="P40">Worþleß<text:span text:style-name="T19"> </text:span><text:span text:style-name="T29">(alternative spelling)</text:span></text:p>
        </text:list-item>
        <text:list-item>
          <text:p text:style-name="P40">Weightleß<text:span text:style-name="T19"> </text:span><text:span text:style-name="T29">(alternative spelling)</text:span></text:p>
        </text:list-item>
        <text:list-item>
          <text:p text:style-name="P58">Wrea<text:span text:style-name="T30">þ </text:span>(alternative spelling)</text:p>
        </text:list-item>
        <text:list-item>
          <text:p text:style-name="P60">Dre<text:span text:style-name="T30">ß </text:span><text:span text:style-name="T35">(alternative spelling)</text:span></text:p>
        </text:list-item>
        <text:list-item>
          <text:p text:style-name="P60">Dre<text:span text:style-name="T30">ß</text:span>ing<text:span text:style-name="T30"> </text:span><text:span text:style-name="T35">(alternative spelling)</text:span></text:p>
        </text:list-item>
        <text:list-item>
          <text:p text:style-name="P60">Dre<text:span text:style-name="T30">ß</text:span>ed<text:span text:style-name="T30"> </text:span><text:span text:style-name="T35">(alternative spelling)</text:span></text:p>
        </text:list-item>
        <text:list-item>
          <text:p text:style-name="P60">A<text:span text:style-name="T30">ß</text:span>i<text:span text:style-name="T30">ß</text:span>t<text:span text:style-name="T30"> </text:span><text:span text:style-name="T35">(alternative spelling)</text:span></text:p>
        </text:list-item>
        <text:list-item>
          <text:p text:style-name="P60">A<text:span text:style-name="T30">ß</text:span>i<text:span text:style-name="T30">ß</text:span>tant<text:span text:style-name="T30"> </text:span><text:span text:style-name="T35">(alternative spelling)</text:span></text:p>
        </text:list-item>
        <text:list-item>
          <text:p text:style-name="P60">A<text:span text:style-name="T30">ß</text:span>i<text:span text:style-name="T30">ß</text:span>ted<text:span text:style-name="T30"> </text:span><text:span text:style-name="T35">(alternative spelling)</text:span></text:p>
        </text:list-item>
        <text:list-item>
          <text:p text:style-name="P60"/>
        </text:list-item>
      </text:list>
      <text:h text:style-name="P7" text:outline-level="3"><text:span text:style-name="T15">Additive</text:span> profane words</text:h>
      <text:list xml:id="list1568003594" text:style-name="L10">
        <text:list-item>
          <text:p text:style-name="P21">Fapping</text:p>
        </text:list-item>
        <text:list-item>
          <text:p text:style-name="P21">Fapped</text:p>
        </text:list-item>
        <text:list-item>
          <text:p text:style-name="P21">Fap</text:p>
        </text:list-item>
        <text:list-item>
          <text:p text:style-name="P21"><text:soft-page-break/>Cummy</text:p>
        </text:list-item>
        <text:list-item>
          <text:p text:style-name="P21">Cumshot</text:p>
        </text:list-item>
        <text:list-item>
          <text:p text:style-name="P21">Cumbucket</text:p>
        </text:list-item>
        <text:list-item>
          <text:p text:style-name="P21">Dumbarse</text:p>
        </text:list-item>
        <text:list-item>
          <text:p text:style-name="P21">Coomer</text:p>
        </text:list-item>
        <text:list-item>
          <text:p text:style-name="P21">FaceCrook</text:p>
        </text:list-item>
        <text:list-item>
          <text:p text:style-name="P17">BDSM</text:p>
        </text:list-item>
        <text:list-item>
          <text:p text:style-name="P17">Eroge</text:p>
        </text:list-item>
        <text:list-item>
          <text:p text:style-name="P17">Hentai</text:p>
        </text:list-item>
        <text:list-item>
          <text:p text:style-name="P17">Buttsack</text:p>
        </text:list-item>
        <text:list-item>
          <text:p text:style-name="P17">Nutsack</text:p>
        </text:list-item>
        <text:list-item>
          <text:p text:style-name="P17">Butthead</text:p>
        </text:list-item>
        <text:list-item>
          <text:p text:style-name="P17">Covidiot</text:p>
        </text:list-item>
        <text:list-item>
          <text:p text:style-name="P42">Dickwad</text:p>
        </text:list-item>
        <text:list-item>
          <text:p text:style-name="P29">A<text:span text:style-name="T19">ß </text:span>(alternative spelling)</text:p>
        </text:list-item>
        <text:list-item>
          <text:p text:style-name="P29">A<text:span text:style-name="T19">ß</text:span>hole<text:span text:style-name="T19"> </text:span>(alternative spelling)</text:p>
        </text:list-item>
        <text:list-item>
          <text:p text:style-name="P29">Dumba<text:span text:style-name="T19">ß </text:span>(alternative spelling)</text:p>
        </text:list-item>
        <text:list-item>
          <text:p text:style-name="P33">Pi<text:span text:style-name="T19">ß </text:span>(alternative spelling)</text:p>
        </text:list-item>
        <text:list-item>
          <text:p text:style-name="P33">Pi<text:span text:style-name="T19">ß</text:span>ed (alternative spelling)</text:p>
        </text:list-item>
        <text:list-item>
          <text:p text:style-name="P33">Pi<text:span text:style-name="T19">ß</text:span>ing (alternative spelling)</text:p>
        </text:list-item>
        <text:list-item>
          <text:p text:style-name="P41">Cumwad</text:p>
        </text:list-item>
      </text:list>
      <text:h text:style-name="P7" text:outline-level="3"><text:span text:style-name="T16">Additive</text:span> <text:span text:style-name="T4">slang words</text:span></text:h>
      <text:list xml:id="list4180640938" text:style-name="L11">
        <text:list-item>
          <text:p text:style-name="P50"><text:span text:style-name="T19">ẞ</text:span><text:span text:style-name="T21">icc</text:span></text:p>
        </text:list-item>
        <text:list-item>
          <text:p text:style-name="P31">Thicc</text:p>
        </text:list-item>
        <text:list-item>
          <text:p text:style-name="P34">Yeeted</text:p>
        </text:list-item>
        <text:list-item>
          <text:p text:style-name="P34">Yeeter</text:p>
        </text:list-item>
        <text:list-item>
          <text:p text:style-name="P34">Yeet</text:p>
        </text:list-item>
      </text:list>
      <text:h text:style-name="P5" text:outline-level="3"><text:span text:style-name="T17">Additive</text:span> location words</text:h>
      <text:list xml:id="list41462719" text:style-name="L12">
        <text:list-item>
          <text:p text:style-name="P43">Scunthorpe</text:p>
        </text:list-item>
        <text:list-item>
          <text:p text:style-name="P35">Scun<text:span text:style-name="T22">þ</text:span>orpe</text:p>
        </text:list-item>
        <text:list-item>
          <text:p text:style-name="P43">Penistone</text:p>
        </text:list-item>
        <text:list-item>
          <text:p text:style-name="P43">Vuhledar</text:p>
        </text:list-item>
        <text:list-item>
          <text:p text:style-name="P43">Soledar</text:p>
        </text:list-item>
        <text:list-item>
          <text:p text:style-name="P43">Walla Walla</text:p>
        </text:list-item>
        <text:list-item>
          <text:p text:style-name="P43">Bucha</text:p>
        </text:list-item>
        <text:list-item>
          <text:p text:style-name="P35">Listenbourg (fictional)</text:p>
        </text:list-item>
      </text:list>
      <text:h text:style-name="P6" text:outline-level="3"><text:span text:style-name="T15">Additive</text:span> political words</text:h>
      <text:list xml:id="list4063621409" text:style-name="L13">
        <text:list-item>
          <text:p text:style-name="P44">Talibama</text:p>
        </text:list-item>
        <text:list-item>
          <text:p text:style-name="P44">Talibangelist</text:p>
        </text:list-item>
        <text:list-item>
          <text:p text:style-name="P44">Y’allQaeda</text:p>
        </text:list-item>
        <text:list-item>
          <text:p text:style-name="P44">Nazbol</text:p>
        </text:list-item>
        <text:list-item>
          <text:p text:style-name="P44">Putler</text:p>
        </text:list-item>
        <text:list-item>
          <text:p text:style-name="P44">Vladolph</text:p>
        </text:list-item>
      </text:list>
      <text:h text:style-name="P4" text:outline-level="3"><text:span text:style-name="T15">Additive</text:span> buzz/jargon words</text:h>
      <text:list xml:id="list1695291288" text:style-name="L14">
        <text:list-item>
          <text:p text:style-name="P22">Scroogled</text:p>
        </text:list-item>
        <text:list-item>
          <text:p text:style-name="P22">Scroogling</text:p>
        </text:list-item>
        <text:list-item>
          <text:p text:style-name="P22">Bikeshed</text:p>
        </text:list-item>
        <text:list-item>
          <text:p text:style-name="P22">Bikeshedding</text:p>
        </text:list-item>
        <text:list-item>
          <text:p text:style-name="P22">Hacky</text:p>
        </text:list-item>
        <text:list-item>
          <text:p text:style-name="P22"><text:soft-page-break/>Doomer</text:p>
        </text:list-item>
        <text:list-item>
          <text:p text:style-name="P22">Wojak</text:p>
        </text:list-item>
        <text:list-item>
          <text:p text:style-name="P22">Buttcoin</text:p>
        </text:list-item>
        <text:list-item>
          <text:p text:style-name="P22">Reddit</text:p>
        </text:list-item>
        <text:list-item>
          <text:p text:style-name="P22">Subreddit</text:p>
        </text:list-item>
        <text:list-item>
          <text:p text:style-name="P22">APK</text:p>
        </text:list-item>
        <text:list-item>
          <text:p text:style-name="P18">DeGoogle</text:p>
        </text:list-item>
        <text:list-item>
          <text:p text:style-name="P18">DeGoogled</text:p>
        </text:list-item>
        <text:list-item>
          <text:p text:style-name="P18">DeGoogling</text:p>
        </text:list-item>
        <text:list-item>
          <text:p text:style-name="P18">DeGoogler</text:p>
        </text:list-item>
        <text:list-item>
          <text:p text:style-name="P47">Readme/ReadMe/ReadME/README</text:p>
        </text:list-item>
      </text:list>
      <text:h text:style-name="P4" text:outline-level="3"><text:span text:style-name="T15">Additive</text:span> brand words</text:h>
      <text:list xml:id="list2772010224" text:style-name="L15">
        <text:list-item>
          <text:p text:style-name="P23">WacOS</text:p>
        </text:list-item>
        <text:list-item>
          <text:p text:style-name="P23">WhyOS</text:p>
        </text:list-item>
        <text:list-item>
          <text:p text:style-name="P23">WhyPadOS</text:p>
        </text:list-item>
        <text:list-item>
          <text:p text:style-name="P23">WhyPhoneOS</text:p>
        </text:list-item>
        <text:list-item>
          <text:p text:style-name="P23">WhyWatchOS</text:p>
        </text:list-item>
        <text:list-item>
          <text:p text:style-name="P23">LinkLax</text:p>
        </text:list-item>
        <text:list-item>
          <text:p text:style-name="P23">YouTube-DL</text:p>
        </text:list-item>
        <text:list-item>
          <text:p text:style-name="P23">YouTube-DLP</text:p>
        </text:list-item>
        <text:list-item>
          <text:p text:style-name="P23">Granatier</text:p>
        </text:list-item>
        <text:list-item>
          <text:p text:style-name="P23">Duolingo</text:p>
        </text:list-item>
        <text:list-item>
          <text:p text:style-name="P26">GLaDOS</text:p>
        </text:list-item>
        <text:list-item>
          <text:p text:style-name="P26">Chell</text:p>
        </text:list-item>
        <text:list-item>
          <text:p text:style-name="P26">iOS</text:p>
        </text:list-item>
        <text:list-item>
          <text:p text:style-name="P26">iPhoneOS</text:p>
        </text:list-item>
        <text:list-item>
          <text:p text:style-name="P26">iPadOS</text:p>
        </text:list-item>
        <text:list-item>
          <text:p text:style-name="P45">ePub</text:p>
        </text:list-item>
        <text:list-item>
          <text:p text:style-name="P45">JScript</text:p>
        </text:list-item>
        <text:list-item>
          <text:p text:style-name="P45"><text:soft-page-break/>DSuite</text:p>
        </text:list-item>
        <text:list-item>
          <text:p text:style-name="P45">DCal</text:p>
        </text:list-item>
        <text:list-item>
          <text:p text:style-name="P45">DCalendar</text:p>
        </text:list-item>
        <text:list-item>
          <text:p text:style-name="P45">Dmail</text:p>
        </text:list-item>
        <text:list-item>
          <text:p text:style-name="P45">JQuery</text:p>
        </text:list-item>
        <text:list-item>
          <text:p text:style-name="P45">MacOS</text:p>
        </text:list-item>
        <text:list-item>
          <text:p text:style-name="P45">TinyOS</text:p>
        </text:list-item>
        <text:list-item>
          <text:p text:style-name="P48">Tetris</text:p>
        </text:list-item>
        <text:list-item>
          <text:p text:style-name="P48">Minecraft</text:p>
        </text:list-item>
        <text:list-item>
          <text:p text:style-name="P48">Roblox</text:p>
        </text:list-item>
        <text:list-item>
          <text:p text:style-name="P48">Fortnite</text:p>
        </text:list-item>
        <text:list-item>
          <text:p text:style-name="P48">Zomboss (?move)</text:p>
        </text:list-item>
        <text:list-item>
          <text:p text:style-name="P48">Zune</text:p>
        </text:list-item>
        <text:list-item>
          <text:p text:style-name="P48">XBOX</text:p>
        </text:list-item>
        <text:list-item>
          <text:p text:style-name="P48">Krita</text:p>
        </text:list-item>
        <text:list-item>
          <text:p text:style-name="P48">Calligra</text:p>
        </text:list-item>
        <text:list-item>
          <text:p text:style-name="P48">Konqueror</text:p>
        </text:list-item>
        <text:list-item>
          <text:p text:style-name="P48">Kontact/Kontacts</text:p>
        </text:list-item>
        <text:list-item>
          <text:p text:style-name="P48">Slurpee</text:p>
        </text:list-item>
        <text:list-item>
          <text:p text:style-name="P48">Slushee</text:p>
        </text:list-item>
        <text:list-item>
          <text:p text:style-name="P48">Bigbite</text:p>
        </text:list-item>
      </text:list>
      <text:h text:style-name="P7" text:outline-level="3"><text:span text:style-name="T18">Added</text:span> <text:span text:style-name="T23">abbreviation words</text:span></text:h>
      <text:p text:style-name="P11">TODO: <text:span text:style-name="T1">Add examples for each word and how it is unabbreviated</text:span></text:p>
      <text:list xml:id="list317142601" text:style-name="L16">
        <text:list-item>
          <text:p text:style-name="P46">RPi</text:p>
        </text:list-item>
        <text:list-item>
          <text:p text:style-name="P46">SNU</text:p>
        </text:list-item>
        <text:list-item>
          <text:p text:style-name="P46">QML</text:p>
        </text:list-item>
        <text:list-item>
          <text:p text:style-name="P27">XFCE</text:p>
        </text:list-item>
        <text:list-item>
          <text:p text:style-name="P27">LXQT</text:p>
        </text:list-item>
        <text:list-item>
          <text:p text:style-name="P27">LXDE</text:p>
        </text:list-item>
        <text:list-item>
          <text:p text:style-name="P46"><text:soft-page-break/>YT-DL</text:p>
        </text:list-item>
        <text:list-item>
          <text:p text:style-name="P46">EOL</text:p>
        </text:list-item>
        <text:list-item>
          <text:p text:style-name="P46">CRLF</text:p>
        </text:list-item>
        <text:list-item>
          <text:p text:style-name="P46">LF</text:p>
        </text:list-item>
        <text:list-item>
          <text:p text:style-name="P46">CR</text:p>
        </text:list-item>
        <text:list-item>
          <text:p text:style-name="P46">CBT</text:p>
        </text:list-item>
        <text:list-item>
          <text:p text:style-name="P46">CCP</text:p>
        </text:list-item>
        <text:list-item>
          <text:p text:style-name="P46">MKV</text:p>
        </text:list-item>
        <text:list-item>
          <text:p text:style-name="P46">BMP</text:p>
        </text:list-item>
        <text:list-item>
          <text:p text:style-name="P46">CSON</text:p>
        </text:list-item>
        <text:list-item>
          <text:p text:style-name="P46">JSON</text:p>
        </text:list-item>
        <text:list-item>
          <text:p text:style-name="P46">CPAP</text:p>
        </text:list-item>
        <text:list-item>
          <text:p text:style-name="P46">CSV</text:p>
        </text:list-item>
        <text:list-item>
          <text:p text:style-name="P46">CBA</text:p>
        </text:list-item>
        <text:list-item>
          <text:p text:style-name="P46">DRM (<text:span text:style-name="T24">D</text:span>igital <text:span text:style-name="T24">R</text:span>estrictive <text:span text:style-name="T24">M</text:span>easures)</text:p>
        </text:list-item>
        <text:list-item>
          <text:p text:style-name="P49">PSP (<text:span text:style-name="T24">P</text:span>lay<text:span text:style-name="T28">S</text:span>tation<text:span text:style-name="T24"> P</text:span>ortable)</text:p>
        </text:list-item>
      </text:list>
      <text:h text:style-name="P4" text:outline-level="3"><text:span text:style-name="T11">Removed </text:span>words</text:h>
      <text:list xml:id="list2300933912" text:style-name="L17">
        <text:list-item>
          <text:p text:style-name="P24">Google</text:p>
        </text:list-item>
        <text:list-item>
          <text:p text:style-name="P24">Googled</text:p>
        </text:list-item>
        <text:list-item>
          <text:p text:style-name="P24">Googling</text:p>
        </text:list-item>
        <text:list-item>
          <text:p text:style-name="P19">Googler</text:p>
        </text:list-item>
      </text:list>
      <text:p text:style-name="P9"/>
      <text:h text:style-name="Heading_20_1" text:outline-level="1">Macro</text:h>
      <text:h text:style-name="P8" text:outline-level="3">Rules</text:h>
      <text:p text:style-name="P53"><text:span text:style-name="Source_20_Text">match case = true</text:span></text:p>
      <text:p text:style-name="P54"><text:span text:style-name="Source_20_Text"><text:span text:style-name="T33">revert (undo) (function)</text:span></text:span></text:p>
      <text:p text:style-name="P54"><text:span text:style-name="Source_20_Text"><text:span text:style-name="T33">redo (function)</text:span></text:span></text:p>
      <text:p text:style-name="P54"><text:span text:style-name="Source_20_Text"><text:span text:style-name="T33">Only replace </text:span></text:span><text:span text:style-name="Source_20_Text">þ </text:span><text:span text:style-name="Source_20_Text"><text:span text:style-name="T33">(function)</text:span></text:span></text:p>
      <text:p text:style-name="P55"><text:soft-page-break/><text:span text:style-name="Source_20_Text">Only replace </text:span><text:span text:style-name="Source_20_Text"><text:span text:style-name="T32">Þ</text:span></text:span><text:span text:style-name="Source_20_Text"> (function)</text:span></text:p>
      <text:p text:style-name="P54"><text:span text:style-name="Source_20_Text"><text:span text:style-name="T33">Only replace </text:span></text:span><text:span text:style-name="Source_20_Text">ß </text:span><text:span text:style-name="Source_20_Text"><text:span text:style-name="T33">(function)</text:span></text:span></text:p>
      <text:p text:style-name="P55"><text:span text:style-name="Source_20_Text">Only replace </text:span><text:span text:style-name="Source_20_Text"><text:span text:style-name="T32">ẞ </text:span></text:span><text:span text:style-name="Source_20_Text">(function)</text:span></text:p>
      <text:p text:style-name="P55"><text:span text:style-name="Source_20_Text">Only replace æ (function)</text:span></text:p>
      <text:p text:style-name="P56"><text:span text:style-name="Source_20_Text"><text:span text:style-name="T34">Only replace Æ (function)</text:span></text:span></text:p>
      <text:p text:style-name="P59"><text:span text:style-name="Source_20_Text"><text:span text:style-name="T38">find and replace:</text:span></text:span></text:p>
      <text:p text:style-name="P56"><text:span text:style-name="Source_20_Text"><text:span text:style-name="T37">ae = </text:span></text:span><text:span text:style-name="Source_20_Text"><text:span text:style-name="T36">æ </text:span></text:span><text:span text:style-name="Source_20_Text"><text:span text:style-name="T37">OR a OR e</text:span></text:span></text:p>
      <text:p text:style-name="P52"><text:span text:style-name="Source_20_Text"><text:span text:style-name="T37">AE = Æ OR A OR E</text:span></text:span></text:p>
      <text:p text:style-name="P51"><text:span text:style-name="Source_20_Text"><text:span text:style-name="T36">th → þ</text:span></text:span></text:p>
      <text:p text:style-name="P51"><text:span text:style-name="Source_20_Text"><text:span text:style-name="T36">TH/Th → Þ</text:span></text:span></text:p>
      <text:p text:style-name="P51"><text:span text:style-name="Source_20_Text"><text:span text:style-name="T36">ss → ß</text:span></text:span></text:p>
      <text:p text:style-name="P51"><text:span text:style-name="Source_20_Text"><text:span text:style-name="T36">SS/Ss → ẞ</text:span></text:span></text:p>
      <text:p text:style-name="P12">This is a simple macro that needs to be made</text:p>
      <text:p text:style-name="P12"><text:span text:style-name="T33">Prioritize versions written </text:span>in: VBScript, <text:span text:style-name="T33">VBA, BASIC, Python, C, Perl</text:span></text:p>
      <text:p text:style-name="Horizontal_20_Lin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6:48:24.468655697</meta:creation-date>
    <dc:date>2023-02-16T00:31:13.507550555</dc:date>
    <meta:editing-duration>PT6H7M36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17" meta:paragraph-count="471" meta:word-count="1673" meta:character-count="12664" meta:non-whitespace-character-count="11890"/>
  </office:meta>
</office:document-meta>
</file>